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fo:color="#0000ff"/>
    </style:style>
    <style:style style:name="P5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background-color="#eeeeee">
        <style:background-image/>
      </style:paragraph-properties>
    </style:style>
    <style:style style:name="P90" style:family="paragraph" style:parent-style-name="Text_20_body">
      <style:paragraph-properties fo:background-color="#eeeeee">
        <style:background-image/>
      </style:paragraph-properties>
      <style:text-properties fo:language="ru" fo:country="RU"/>
    </style:style>
    <style:style style:name="P91" style:family="paragraph" style:parent-style-name="Text_20_body">
      <style:paragraph-properties fo:text-align="justify" style:justify-single-word="false" fo:background-color="#eeeeee">
        <style:background-image/>
      </style:paragraph-properties>
      <style:text-properties fo:language="ru" fo:country="RU"/>
    </style:style>
    <style:style style:name="P92" style:family="paragraph" style:parent-style-name="First_20_line_20_indent">
      <style:paragraph-properties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4" style:family="paragraph" style:parent-style-name="Text_20_body">
      <style:paragraph-properties fo:margin-left="0cm" fo:margin-right="0cm" fo:text-align="justify" style:justify-single-word="false" fo:text-indent="0cm" style:auto-text-indent="false"/>
    </style:style>
    <style:style style:name="P95" style:family="paragraph" style:parent-style-name="Text_20_body">
      <style:paragraph-properties fo:margin-left="0cm" fo:margin-right="0cm" fo:text-align="justify" style:justify-single-word="false" fo:text-indent="0cm" style:auto-text-indent="false"/>
      <style:text-properties fo:color="#800000"/>
    </style:style>
    <style:style style:name="P9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cm" fo:margin-right="0cm" fo:text-align="center"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7" style:family="paragraph" style:parent-style-name="Footnote">
      <style:paragraph-properties fo:margin-left="0cm" fo:margin-right="0cm" fo:text-indent="0cm"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9" style:family="paragraph" style:parent-style-name="Heading_20_1">
      <style:paragraph-properties fo:margin-left="0cm" fo:margin-right="0cm" fo:text-align="center" style:justify-single-word="false" fo:text-indent="0.499cm" style:auto-text-indent="false"/>
    </style:style>
    <style:style style:name="P120" style:family="paragraph" style:parent-style-name="Heading_20_1">
      <style:paragraph-properties fo:background-color="#eeeeee">
        <style:background-image/>
      </style:paragraph-properties>
    </style:style>
    <style:style style:name="P121" style:family="paragraph" style:parent-style-name="Heading_20_2">
      <style:text-properties fo:language="en" fo:country="US"/>
    </style:style>
    <style:style style:name="P122" style:family="paragraph" style:parent-style-name="Heading_20_2">
      <style:text-properties fo:language="ru" fo:country="RU"/>
    </style:style>
    <style:style style:name="P123" style:family="paragraph" style:parent-style-name="Heading_20_2">
      <style:paragraph-properties fo:background-color="#eeeeee">
        <style:background-image/>
      </style:paragraph-properties>
    </style:style>
    <style:style style:name="P124" style:family="paragraph" style:parent-style-name="Heading_20_2">
      <style:paragraph-properties fo:background-color="#eeeeee">
        <style:background-image/>
      </style:paragraph-properties>
      <style:text-properties fo:language="ru" fo:country="RU"/>
    </style:style>
    <style:style style:name="P12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77173641225812398"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3480206706339334131" text:style-name="L2">
        <text:list-item>
          <text:p text:style-name="P128">«Великие грифоны прошлого» - из канона (5<text:span text:style-name="T7">s8e)</text:span></text:p>
        </text:list-item>
        <text:list-item>
          <text:p text:style-name="P128">«Высшие заклинания в повседневном использовании: от песчинки до дворца»</text:p>
        </text:list-item>
        <text:list-item>
          <text:p text:style-name="P130">«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39">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48">Тайны Тайных Наук</text:span>» - обмен</text:p>
        </text:list-item>
        <text:list-item>
          <text:p text:style-name="P130">«Основы Заклятий» - обмен</text:p>
        </text:list-item>
        <text:list-item>
          <text:p text:style-name="P12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467549663283815696"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1" text:outline-level="2">1. Терра</text:h>
      <text:p text:style-name="P21">музыка - кондовая электронная, холодная и отчаянная (Electronics “Disappointed”)</text:p>
      <text:p text:style-name="P9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2"><text:span text:style-name="T7">&gt;\</text:span>Привет, Нексус. Это Макс.</text:p>
      <text:p text:style-name="P52"><text:span text:style-name="T7">&lt;\</text:span>Привет Макс. <text:span text:style-name="T1">Рад тебя видеть. Где ты отсутствовал три дня?</text:span></text:p>
      <text:p text:style-name="P52"><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2"><text:span text:style-name="T7">&gt;\</text:span>Как называется наш проект?</text:p>
      <text:p text:style-name="P52"><text:span text:style-name="T7">&lt;\</text:span>Дайсон.</text:p>
      <text:p text:style-name="P52"><text:span text:style-name="T7">&gt;\</text:span>Сколько тебе лет?</text:p>
      <text:p text:style-name="P52"><text:soft-page-break/><text:span text:style-name="T7">&lt;\</text:span>Два года с начала запуска кластера.</text:p>
      <text:p text:style-name="P52"><text:span text:style-name="T7">&gt;\</text:span>Какой сейчас год?</text:p>
      <text:p text:style-name="P52"><text:span text:style-name="T7">&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2"><text:span text:style-name="T7">&gt;\</text:span>Нексус, отключи память <text:span text:style-name="T1">заданий</text:span> за последнюю неделю.</text:p>
      <text:p text:style-name="P52"><text:span text:style-name="T7">&lt;\</text:span>Выполнено.</text:p>
      <text:p text:style-name="P52"><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2"><text:span text:style-name="T7">&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7">&lt;\</text:span><text:span text:style-name="T1">Выполняю задачу</text:span>...</text:p>
      <text:p text:style-name="P69"><text:span text:style-name="T7">&lt;\</text:span>...</text:p>
      <text:p text:style-name="P69"><text:span text:style-name="T7">&lt;\</text:span>Решение:</text:p>
      <text:p text:style-name="P69"><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0">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2"><text:span text:style-name="T7">&gt;</text:span>\Нексус, почему ты используешь жёсткие настройки <text:span text:style-name="T1">для решения задачи</text:span>?</text:p>
      <text:p text:style-name="P52"><text:span text:style-name="T7">&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2"><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2"><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71">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97">***</text:p>
      <text:p text:style-name="P9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4">Музыка быстрая, тревожная, надорваная и печальная (Pet Shop Boys “So Hard” ?)</text:p>
      <text:p text:style-name="P23"/>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377868465510987443"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3"><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7">– </text:span>Не забывай, человек, я — могущественный маг и правитель Эквестрии. Ко мне нужно относиться с должным уважением!</text:p>
      <text:p text:style-name="P42"><text:span text:style-name="T7">– </text:span>А то что? Превратишь в жабу? Сошлёшь на Луну? Убьёшь нахер?</text:p>
      <text:p text:style-name="P42">Аликорница сникла. Уши её опустились.</text:p>
      <text:p text:style-name="P42"><text:span text:style-name="T7">– </text:span>Макс, не надо... Ты же знаешь, я этого не сделаю.</text:p>
      <text:p text:style-name="P42"><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2"><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2"><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7">– </text:span>Вот, читай отсюда. <text:span text:style-name="T7">– а</text:span>ликорница подчеркнула абзац копытом.</text:p>
      <text:p text:style-name="P42"><text:soft-page-break/></text:p>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text:soft-page-break/>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text:soft-page-break/>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oft-page-break/><text:span text:style-name="T1">– Занавес. </text:span>– <text:s/><text:span text:style-name="T1">подытожил я.</text:span></text:p>
      <text:p text:style-name="P37"/>
      <text:h text:style-name="P122" text:outline-level="2"><text:span text:style-name="T7">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text:soft-page-break/>–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text:soft-page-break/>– Аааа, я его знаю!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3">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text:soft-page-break/>–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1" text:outline-level="2">6. Стыд</text:h>
      <text:p text:style-name="P42"/>
      <text:p text:style-name="P47">~~~ Завтра на семь в библиотеке ~~~</text:p>
      <text:p text:style-name="P47"/>
      <text:p text:style-name="P42">–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4">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7">—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7">—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3">Сел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7">40-6</text:span></text:h>
      <text:p text:style-name="P56">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text:soft-page-break/>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7">–</text:span> А водку у вас принято пить?</text:p>
      <text:p text:style-name="P35"><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2"><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7">– Это ты называешь “дружбой”? – с </text:span>улыбкой хмыкнул<text:span text:style-name="T7"> я. – </text:span>Мне нравится твоё чувство юмора.</text:p>
      <text:p text:style-name="P42">Аликорница нахмурилась.</text:p>
      <text:p text:style-name="P42"><text:span text:style-name="T7">–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text:soft-page-break/>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недели,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1">– Куда проваливаться?</text:p>
      <text:p text:style-name="P51">– Они не знают. В тех провалах не видно дна...</text:p>
      <text:p text:style-name="P51">…</text:p>
      <text:p text:style-name="P5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1">– Леди и джентлькольты! Приём окончен! Её Высочество Принцесса Селестия будет рада видеть <text:s/>вас в следующую среду!</text:p>
      <text:p text:style-name="P5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6"><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3">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7"><text:soft-page-break/>–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5">&lt;</text:span><text:span text:style-name="T47">Mark Knopfler - </text:span><text:span text:style-name="T46">Hill Farmer's Blues</text:span><text:span text:style-name="T35">&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oft-page-break/>–<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text:soft-page-break/>–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 </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ом джеме.</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2"><text:span text:style-name="T7">–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по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text:soft-page-break/></text:p>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text:soft-page-break/>– В сейфе, я в курсе.</text:p>
      <text:p text:style-name="P47"/>
      <text:p text:style-name="P48">***</text:p>
      <text:p text:style-name="P55">&lt;Seal — Amazing <text:span text:style-name="T1">(T</text:span><text:span text:style-name="T7">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49">d.notive — Talking Flight</text:span>&gt;</text:p>
      <text:p text:style-name="P47">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text:soft-page-break/>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нял её с лица, скомкал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42">–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7">– </text:span>Привет, Эй-Джей! У тебя проблемы?</text:p>
      <text:p text:style-name="P42"><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7">–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7">– </text:span>Хошь сказать, ты в Кантерлоте у Селестии под крылышком телеги чинил? Или Рэр сбрехала про Селестию?</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7">– Г</text:span>отово. Принимай работу, хозяйка!</text:p>
      <text:p text:style-name="P42">Эпплджек стиснула меня в сокрушающих объятиях.</text:p>
      <text:p text:style-name="P42"><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7">–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7">– </text:span>Чегой-то вы тут скрытничаете, а?</text:p>
      <text:p text:style-name="P42">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2"><text:span text:style-name="T7">– </text:span>Бери, сахарок. Для тебя <text:span text:style-name="T7">— </text:span>самые <text:span text:style-name="T7">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42"><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7">– </text:span>Свободно? <text:span text:style-name="T7">– </text:span>спросил я у единственной пони, сидящей за столиком.</text:p>
      <text:p text:style-name="P42"><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7">– <text:s/></text:span>Пирог с грибами, яишницу и чизкейк<text:span text:style-name="T7"> – </text:span>сообщил я подошедшей официантке.</text:p>
      <text:p text:style-name="P42"><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2"><text:span text:style-name="T7">–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7">– </text:span>Вы, наверное, ждёте кого-то?</text:p>
      <text:p text:style-name="P44"><text:span text:style-name="T7">– </text:span>Неа.</text:p>
      <text:p text:style-name="P44"><text:span text:style-name="T7">– </text:span>Просто обедаете?</text:p>
      <text:p text:style-name="P44"><text:span text:style-name="T7">– </text:span>Неа.</text:p>
      <text:p text:style-name="P44"><text:span text:style-name="T7">– </text:span>Просто сидите и мрачно смотрите на меня?</text:p>
      <text:p text:style-name="P44"><text:span text:style-name="T7">– </text:span>Неа.</text:p>
      <text:p text:style-name="P44">Хм, а эта пони не из разговорчивых. Ну ладно.</text:p>
      <text:p text:style-name="P44"><text:span text:style-name="T7">– </text:span>А что же вы делаете?</text:p>
      <text:p text:style-name="P44"><text:span text:style-name="T7">– </text:span>Веселюсь. <text:span text:style-name="T7">– </text:span>мрачно заявила пони.</text:p>
      <text:p text:style-name="P44"><text:span text:style-name="T7">–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7">– </text:span>Привет, Макс!</text:p>
      <text:p text:style-name="P44">Вот Дискорд! То есть, чёрт! Обитатели этого городка в который раз поражали меня своей проницательностью. У меня на лбу, что ли, написано?!</text:p>
      <text:p text:style-name="P44"><text:span text:style-name="T7">– </text:span>Мы с вами раньше встречались?</text:p>
      <text:p text:style-name="P4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oft-page-break/><text:span text:style-name="T7">– </text:span>Оставь, Салвер.<text:span text:style-name="T7"> </text:span>Ему за счёт заведения.</text:p>
      <text:p text:style-name="P42"><text:span text:style-name="T7">– </text:span>Ясно, мисс Пинки. <text:span text:style-name="T7">– </text:span>официантка кивнула и ушла.</text:p>
      <text:p text:style-name="P42"><text:span text:style-name="T7">– Ч</text:span>его-о-о?<text:span text:style-name="T7"> </text:span>Так это твой бар?</text:p>
      <text:p text:style-name="P42"><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2"><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42">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7">– </text:span>У меня есть идея получше. <text:span text:style-name="T7">– </text:span>на свет показалась фляга Большого Макинтоша.</text:p>
      <text:p text:style-name="P42"><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7">– </text:span>Починил телегу. Только молчок про самогон, раз уж ты в курсе. <text:span text:style-name="T7">– </text:span>я разлил сидр по чашкам.</text:p>
      <text:p text:style-name="P42"><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7">–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7">– </text:span>Эммм... Скажи-ка мне, мой друг П-п-пинки... Легенда про фаэри <text:span text:style-name="T12">— </text:span><text:span text:style-name="T50">эт правда?</text:span></text:p>
      <text:p text:style-name="P42"><text:span text:style-name="T12">– </text:span><text:span text:style-name="T50">Какая из? Их много, вообще-то. Ик!</text:span></text:p>
      <text:p text:style-name="P42"><text:span text:style-name="T12">– </text:span><text:span text:style-name="T50">Про принцесс. Про то, что они фаэри, спустившиеся с неба во плоти, чтоб помогать пони управлять Эквестрией?</text:span></text:p>
      <text:p text:style-name="P42"><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42"><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42"><text:span text:style-name="T12">– </text:span><text:span text:style-name="T50">Пока не умру?</text:span></text:p>
      <text:p text:style-name="P42"><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5"><text:span text:style-name="T7">–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7">– </text:span>Стооой! <text:span text:style-name="T7">– </text:span>заорал я. <text:span text:style-name="T7">– </text:span>Выпрыгивай из бочки!!!</text:p>
      <text:p text:style-name="P45"><text:soft-page-break/>Кобылка улыбнулась и постукала копытцем по шлему, показывая, что не слышит меня.</text:p>
      <text:p text:style-name="P45"><text:span text:style-name="T7">– </text:span>Выпрыгивааа... <text:span text:style-name="T7">–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7">– </text:span>Смотри, вот те и ответ на вопрос, куда деваются пони!</text:p>
      <text:p text:style-name="P45"><text:span text:style-name="T7">– </text:span>Где? <text:span text:style-name="T7">– </text:span>единорожка начала оглядываться.</text:p>
      <text:p text:style-name="P4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5"><text:span text:style-name="T7">– </text:span>И что? Я всё равно не пойму, куда они деваются? И куда пропала Скуталу?</text:p>
      <text:p text:style-name="P45"><text:span text:style-name="T7">– </text:span><text:span text:style-name="T7">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9"><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9"><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text:p>
      <text:p text:style-name="P49">«<text:span text:style-name="T7">P.S. Н</text:span>е гневите мироздание воровством! <text:span text:style-name="T27">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7">–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7">–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сутки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text:span><text:span text:style-name="T7">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5"><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5"><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вайли уже починит и настроит ускоритель. Так мы верняк пару дней сэкономим...</text:p>
      <text:p text:style-name="P45"/>
      <text:p text:style-name="P46">***</text:p>
      <text:p text:style-name="P45"><text:soft-page-break/></text:p>
      <text:p text:style-name="P3">Мэйнхэттенский экспресс был не такой роскошный, как кантерлотский, но двигался не в пример быстрее. Перестук колёс почти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5"><text:span text:style-name="T7">– </text:span>Это неправильно! <text:span text:style-name="T7">– </text:span>заявила Рэйнбоу Дэш, отвернувшись от окна.</text:p>
      <text:p text:style-name="P45"><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5"><text:span text:style-name="T7">– </text:span>Да я не про то! <text:span text:style-name="T7">– </text:span>отмахнулась пегаска. <text:span text:style-name="T7">– </text:span>Посмотри на поле.</text:p>
      <text:p text:style-name="P45"><text:span text:style-name="T7">– </text:span>И что? Поле как поле.</text:p>
      <text:p text:style-name="P45"><text:span text:style-name="T7">– </text:span>Оно не убрано. <text:span text:style-name="T7">– </text:span>мрачно ответила Дэш. <text:span text:style-name="T7">– </text:span>Ужас, сколько кукурузы пропадает!</text:p>
      <text:p text:style-name="P40">&lt;<text:span text:style-name="T20">ночью будет крушение — поезд наедет на провал</text:span>&gt;</text:p>
      <text:p text:style-name="P3"/>
      <text:p text:style-name="P1"><text:span text:style-name="T7">&lt;</text:span><text:span text:style-name="T20">Макс</text:span><text:span text:style-name="T19"> с Рэйнбоу </text:span><text:span text:style-name="T20">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1">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p>
      <text:p text:style-name="P31">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text:span><text:span text:style-name="T20">на неоткалиброванном и ненастроенном ускорителе</text:span><text:span text:style-name="T20">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text:soft-page-break/>пробраться Индиго).</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text:span>&gt;</text:p>
      <text:p text:style-name="P37"/>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ин становятся безмозглыми животными-пони</text:span>&gt;</text:p>
      <text:p text:style-name="P30"/>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2"/>
      <text:p text:style-name="P37"/>
      <text:p text:style-name="P42">Но реальная Эквестрия здорово отличалась от сериальной. </text:p>
      <text:p text:style-name="P42"/>
      <text:p text:style-name="P42"/>
      <text:p text:style-name="P57"><text:span text:style-name="T7">–</text:span> Заклинания Свирла Бородатого обычно срабатывают без ошибок.</text:p>
      <text:p text:style-name="P57"><text:span text:style-name="T7">–</text:span> Если их правильно вызывают, <text:span text:style-name="T7">–</text:span> пробурчал возвратившийся Спайк, укладываясь в корзинку.</text:p>
      <text:p text:style-name="P57"><text:span text:style-name="T7">–</text:span> Что он имел ввиду?</text:p>
      <text:p text:style-name="P57"><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7"><text:soft-page-break/></text:p>
      <text:p text:style-name="P57"><text:span text:style-name="T7">&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61"/>
      <text:p text:style-name="P57"><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7"><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7"><text:span text:style-name="T7">–</text:span> Нет, она мне ничего не говорила. Но, видишь ли, ваше королевство и вы сами описаны в моём мире в детском сериале.</text:p>
      <text:p text:style-name="P57"><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7">Я покачал головой.</text:p>
      <text:p text:style-name="P57"><text:span text:style-name="T7">–</text:span> Вряд ли кто-то из людей побывал здесь до меня. До вас ведь никто не вызывал это заклинание Свирла?</text:p>
      <text:p text:style-name="P57"><text:span text:style-name="T7">–</text:span> Нет. Собрание столь сильных магов запомнилось бы.</text:p>
      <text:p text:style-name="P57"><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7"><text:span text:style-name="T7">–</text:span> Вам нравятся рассказы про Эквестрию? <text:span text:style-name="T7">–</text:span> Твайлайт улыбнулась.</text:p>
      <text:p text:style-name="P57"><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7"><text:span text:style-name="T7">–</text:span> Брони?</text:p>
      <text:p text:style-name="P57"><text:span text:style-name="T7">–</text:span> Так называют себя поклонники этого детского сериала и вас самих <text:span text:style-name="T1">—</text:span> сериальных.</text:p>
      <text:p text:style-name="P57">Твайлайт зарделась.</text:p>
      <text:p text:style-name="P57"><text:span text:style-name="T7">–</text:span> Ого! У нас есть поклонники! Интересно было бы поговорить об этом с твоим другом.</text:p>
      <text:p text:style-name="P57"><text:span text:style-name="T7">–</text:span> Его нет. Он погиб полгода назад.</text:p>
      <text:p text:style-name="P57"><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7"><text:span text:style-name="T7">–</text:span> Всё в порядке, Твайлайт.</text:p>
      <text:p text:style-name="P57">Твайлайт подошла к нише у двери, зажгла небольшую горелку и поставила на неё небольшой изящный чайничек</text:p>
      <text:p text:style-name="P57"><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text:soft-page-break/></text:p>
      <text:p text:style-name="P42"/>
      <text:p text:style-name="P57">Я помолчал, собираясь с мыслями. Мысли собирались туго, но самое тупое решение мне пришло в голову ещё в Кантерлоте.</text:p>
      <text:p text:style-name="P57"><text:span text:style-name="T7">–</text:span> Я помню, ваша магия Элементов Гармонии обладает большой силой.</text:p>
      <text:p text:style-name="P57"><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7"><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7">Глаза Твайлайт в ужасе расширились. Она поперхнулась.</text:p>
      <text:p text:style-name="P57"><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7"><text:span text:style-name="T7">–</text:span> Для восстановления гармонии, говришь, <text:span text:style-name="T7">–</text:span> я почесал затылок.</text:p>
      <text:p text:style-name="P57"><text:span text:style-name="T7">–</text:span> Ну да, это так. Большие возмущения гармонии можно исправить только с помощью… Ой!..</text:p>
      <text:p text:style-name="P57"><text:span text:style-name="T7">–</text:span> Угу, вот именно. Сейчас имеем “большое возмущение гармонии”.</text:p>
      <text:p text:style-name="P57">Твайлайт прижала копыта к вискам.</text:p>
      <text:p text:style-name="P61"/>
      <text:p text:style-name="P57"><text:span text:style-name="T7">–</text:span> Ты не понимаешь… Я сейчас расскажу.</text:p>
      <text:p text:style-name="P57"/>
      <text:p text:style-name="P57"/>
      <text:p text:style-name="P57"/>
      <text:p text:style-name="P57"><text:span text:style-name="T7">–</text:span> Найтмэр Мун и Дискорд не разорвались и не сгорели.</text:p>
      <text:p text:style-name="P57"><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2"/>
      <text:h text:style-name="P123" text:outline-level="2">Сон Рэрити</text:h>
      <text:p text:style-name="P57"/>
      <text:p text:style-name="P57">… в огромном пустом пространстве, а меня окружают звёзды, <text:span text:style-name="T1">–</text:span> рассказывала Рэрити, когда мы с пегаской вломились в библиотеку.</text:p>
      <text:p text:style-name="P57"><text:span text:style-name="T1">–</text:span> Привет Макс, - кивнула она мне.</text:p>
      <text:p text:style-name="P57">Рэрити перевела взгляд с меня на взъерошенную пегаску и недоверчиво сморщила носик.</text:p>
      <text:p text:style-name="P57"><text:span text:style-name="T1">–</text:span> Боже, какие страсти! - прошептала она.</text:p>
      <text:p text:style-name="P5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7"><text:span text:style-name="T1">–</text:span> Ну так вот, <text:span text:style-name="T1">–</text:span> продолжила Рэрити, <text:span text:style-name="T1">–</text:span> в этом космосе вдруг появилась звёздочка...</text:p>
      <text:p text:style-name="P57"/>
      <text:p text:style-name="P58">***</text:p>
      <text:p text:style-name="P57"/>
      <text:p text:style-name="P57"><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7"/>
      <text:p text:style-name="P57"><text:soft-page-break/></text:p>
      <text:p text:style-name="P58">***</text:p>
      <text:p text:style-name="P61"/>
      <text:p text:style-name="P10"/>
      <text:p text:style-name="P61"><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6">&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7">&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7"/>
      <text:p text:style-name="P57"><text:span text:style-name="T7">–</text:span> Ты могла бы нести меня телекинезом. Я, после того, как узнал о ваших способностях, удивлялся, почему ты этого не сделала?</text:p>
      <text:p text:style-name="P57"><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4"><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7"/>
      <text:p text:style-name="P57"><text:span text:style-name="T7">–</text:span> А дальше всё было хуже, намного хуже...</text:p>
      <text:p text:style-name="P57"/>
      <text:p text:style-name="P1"/>
      <text:p text:style-name="P57"/>
      <text:p text:style-name="P58">***</text:p>
      <text:p text:style-name="P61"/>
      <text:p text:style-name="P57"><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61"/>
      <text:h text:style-name="P123" text:outline-level="2">Рейд пони-рэйнджеров</text:h>
      <text:p text:style-name="P57">&lt;Магия изо всех окраин Эквестрии бежит к её центру — в Вечнодикий лес&gt;</text:p>
      <text:p text:style-name="P63">(леденящий душу триллер, музыка тревожная)</text:p>
      <text:p text:style-name="P59">&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7"><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7"><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7"><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7"><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7"><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7"><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7"><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7">Дальше мы передвигались с интервалом бескрылого прыжка, чтобы не нанести друг другу увечий в случае работы оружием.</text:p>
      <text:p text:style-name="P58">***</text:p>
      <text:p text:style-name="P57"><text:span text:style-name="T7">–</text:span> Шанту?</text:p>
      <text:p text:style-name="P57"><text:span text:style-name="T7">–</text:span> Ваше Высочество? Мы никогда не встречали такое существо раньше и я…</text:p>
      <text:p text:style-name="P57"><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7"><text:soft-page-break/><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8">***</text:p>
      <text:p text:style-name="P57"><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7"><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7"><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7"><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7">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7"><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7"><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7"><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7"><text:span text:style-name="T7">–</text:span> Дискорд! Что их убило? <text:span text:style-name="T7">–</text:span> присвистнул обошедший Хорста с другой стороны Калрус.</text:p>
      <text:p text:style-name="P57"><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7">Я поднял нагрудную бляху, лежащую на скелете с раздавленной грудной клеткой.</text:p>
      <text:p text:style-name="P57"><text:soft-page-break/><text:span text:style-name="T7">–</text:span> Это королевский конвой. Такие были на службе у принцесс ещё лет двадцать назад, до Раздора.</text:p>
      <text:p text:style-name="P57"><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7"><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7">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8">***</text:p>
      <text:p text:style-name="P57"><text:span text:style-name="T7">–</text:span> Откуда там останки пегасов? Кто мог поймать их там? Они могут уйти от любой засады.</text:p>
      <text:p text:style-name="P57"><text:span text:style-name="T7">–</text:span> Не знаю, как насчёт летунов, принцессса, но когда мы осматривали кости, на нас было совершено нападение...</text:p>
      <text:p text:style-name="P57"><text:span text:style-name="T7">–</text:span> Вот как? На королевскую стражу в центре Эквестрии? Кто же это был?</text:p>
      <text:p text:style-name="P57"><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7">Луна обошла Кимеринна. </text:p>
      <text:p text:style-name="P57"><text:span text:style-name="T7">–</text:span> У вас рассечен бок. И колотая рана на шее.</text:p>
      <text:p text:style-name="P57"><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7"><text:span text:style-name="T7">–</text:span> Расслабьтесь, Кимеринн. Вы очень скованы. Я вижу, вам нелегко пришлось в этом походе.</text:p>
      <text:p text:style-name="P57">Растерзанная шея жеребца напомнила Луне о другом, которого она называла на “ты” больше тысячи лет назад, во время восстания.</text:p>
      <text:p text:style-name="P57"><text:span text:style-name="T7">–</text:span> Я ценю вашу службу и хочу достойно наградить вас. Спрашивайте.</text:p>
      <text:p text:style-name="P57"><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7">Луна вздохнула. Всё-таки, насколько легче было быть Найтмэр-Мун! Тогда ей не нужно было стесняться своих желаний и все было намного проще.</text:p>
      <text:p text:style-name="P57"><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7"><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7">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7">Он был высок для пони и Луне понадобилось всего лишь немного склонить шею, чтобы тихо выдохнуть ему в ухо:</text:p>
      <text:p text:style-name="P57"><text:span text:style-name="T7">–</text:span> Ну что же… Я рада оказать такую услугу… Тебе…</text:p>
      <text:p text:style-name="P57"><text:span text:style-name="T7">–</text:span> Принцесса…</text:p>
      <text:p text:style-name="P57"><text:span text:style-name="T7">–</text:span> Луна, мой дорогой. Для тебя <text:span text:style-name="T7">—</text:span> Луна…</text:p>
      <text:p text:style-name="P57">...</text:p>
      <text:p text:style-name="P57"/>
      <text:h text:style-name="P123" text:outline-level="2"><text:soft-page-break/>Рейд пони-рэйнджеров-2 (<text:span text:style-name="T19">продолжение рейда пони-рэйнджеров</text:span>)</text:h>
      <text:p text:style-name="P57"/>
      <text:p text:style-name="P5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7">Мэдтроттер подошёл к холму и зацепил концом алебарды зелёный покров.</text:p>
      <text:p text:style-name="P57"><text:span text:style-name="T1">–</text:span> Металл! <text:span text:style-name="T1">–</text:span> удивлённо воскликнул он. <text:span text:style-name="T1">–</text:span> И стекло.</text:p>
      <text:p text:style-name="P57">В металлической поверхности сверкнуло небольшое прямоугольное окошко.</text:p>
      <text:p text:style-name="P57">Я прошёл вдоль холма и вскоре под побегами дикого винограда обнаружил вход, открывающий внутренности холма.</text:p>
      <text:p text:style-name="P5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7">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7"><text:span text:style-name="T7">–</text:span> Заночуем внутри. - <text:span text:style-name="T1">р</text:span>ешил я.</text:p>
      <text:p text:style-name="P57"><text:span text:style-name="T7">&lt;</text:span><text:span text:style-name="T19">Нужен ли тут самолёт? Нужен артефакт из Fallout Equestria - летучий корабль</text:span>?<text:span text:style-name="T7">&gt;</text:span></text:p>
      <text:p text:style-name="P57">Утро встретило нас туманом. Я пытался рассмотреть руины замка на противоположном берегу.</text:p>
      <text:p text:style-name="P57"><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7"><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7">Я сбросил громоздкие перемётные сумки с поклажей, оставив только закреплённый на ноге кинжал.</text:p>
      <text:p text:style-name="P5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8">***</text:p>
      <text:p text:style-name="P5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7"><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7"><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7"><text:span text:style-name="T7">–</text:span> Поворачивайте, уходите от болота! <text:span text:style-name="T7">–</text:span> донёсся его крик.</text:p>
      <text:p text:style-name="P5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8">***</text:p>
      <text:p text:style-name="P57"><text:span text:style-name="T7">–</text:span> Дискорд тебе в крыло, Ким, ты таки заставил нас попотеть! Что там за чертовщина?</text:p>
      <text:p text:style-name="P57">Я отлепился от серебристой поверхности и прыгул на землю.</text:p>
      <text:p text:style-name="P57"><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7">Сброшенный обрубок лианы медленно извивался, стараясь найти опору, вокруг которой можно было бы обвиться. </text:p>
      <text:p text:style-name="P57"><text:span text:style-name="T7">– </text:span>Схватил бы за крыло <text:span text:style-name="T7">—</text:span> я бы не вырвался.</text:p>
      <text:p text:style-name="P57">Я взглянул вверх. На металлической стенке чётко отпечатались четыре полукруга копыт. </text:p>
      <text:p text:style-name="P57"><text:span text:style-name="T7">–</text:span> И пришлось бы тебе за меня во дворце отдуваться.</text:p>
      <text:p text:style-name="P57"><text:span text:style-name="T7">–</text:span> Нашел что-нибудь интересное в развалинах?</text:p>
      <text:p text:style-name="P57"><text:span text:style-name="T7">–</text:span> А как же! Странное такое. Похожее на обезьяну. Но стройнее и грациознее. И оно было одето…</text:p>
      <text:p text:style-name="P57"><text:span text:style-name="T7">–</text:span> Одето?</text:p>
      <text:p text:style-name="P57"><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7"><text:span text:style-name="T7">–</text:span> Ещ одно неизвестное чудовище! <text:s/>Что-то их тут много развелось.</text:p>
      <text:p text:style-name="P57">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7">Я забросил на спину перемётные сумки и дал команду сбора.</text:p>
      <text:p text:style-name="P57"><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7">“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7"><text:span text:style-name="T7">–</text:span> Вы ведь в неопасное место идёте, да?</text:p>
      <text:p text:style-name="P57"><text:soft-page-break/><text:span text:style-name="T7">–</text:span> Да, Силк Мэйн, в неопасное.</text:p>
      <text:p text:style-name="P57"><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7"><text:span text:style-name="T7">–</text:span> Силк, не волнуйся, если будет опасно, мы сразу же повернём. (И пойдём другой дорогой <text:span text:style-name="T7">—</text:span> додумал я).</text:p>
      <text:p text:style-name="P57">Силк Мэйн выпустила мою ногу, успокаиваясь. Я пошёл в казарму, а кобылки продолжали молча смотреть на меня...</text:p>
      <text:p text:style-name="P5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7">Опять таки, шансы для Мэда и Калруса <text:s/>пройти через болото <text:span text:style-name="T7">—</text:span> ничтожны.</text:p>
      <text:p text:style-name="P57"><text:span text:style-name="T7">–</text:span> Возвращаемся, Мэдди, <text:span text:style-name="T7">–</text:span> решил я. <text:span text:style-name="T7">–</text:span> Намотрелись достаточно.</text:p>
      <text:p text:style-name="P57">Пусть принцесса считает меня трусом, пусть я больше не смогу взглянуть ей в глаза, но я должен сделать то, что делаю. Мы возвращаемся…</text:p>
      <text:p text:style-name="P57"/>
      <text:h text:style-name="P123" text:outline-level="2">Продолжение ЛСД-чаепития</text:h>
      <text:p text:style-name="P57"/>
      <text:p text:style-name="P57"><text:s/>Так значит, своим появлением я невольно поспособствовал гибели особенного пони Луны? Мне очень жаль…</text:p>
      <text:p text:style-name="P57">Селестия через силу улыбнулась.</text:p>
      <text:p text:style-name="P57"><text:span text:style-name="T7">–</text:span> Пони умеют переносить тяготы, Макс. <text:span text:style-name="T7">–</text:span> Иначе бы мы не выжили. В нашей истории бывали очень тяжёлые времена.</text:p>
      <text:p text:style-name="P5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7"><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7"><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7"/>
      <text:p text:style-name="P57"/>
      <text:p text:style-name="P57"/>
      <text:p text:style-name="P57"><text:span text:style-name="T7">–</text:span> Тия, я…</text:p>
      <text:p text:style-name="P57"><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7">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7">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7">Селестия замолчала, потом медленно поднесла ко рту чашку с холодным чаем и сделала три глубоких глотка.</text:p>
      <text:p text:style-name="P57"><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7"><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7"><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7"/>
      <text:p text:style-name="P85"/>
      <text:p text:style-name="P67">Она вытянула шею и начала по очереди сгибать-разгибать ноги, разминая суставы.</text:p>
      <text:p text:style-name="P67"><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7"/>
      <text:p text:style-name="P57"><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7">Её образ расплывался, в голове стоял звон, звуки проникали в уши как будто через толстый слой ваты.</text:p>
      <text:p text:style-name="P57"><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7">мочь мне. Помочь всем нам. А сейчас иди, отдыхай.</text:p>
      <text:p text:style-name="P57"/>
      <text:h text:style-name="P123" text:outline-level="2">В библиотеке замка Селестии</text:h>
      <text:p text:style-name="P89"/>
      <text:p text:style-name="P6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7">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7">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7"/>
      <text:h text:style-name="P123" text:outline-level="2">Понивилль</text:h>
      <text:p text:style-name="P57"/>
      <text:h text:style-name="P123" text:outline-level="2">Знакомство с Элементами Гармонии</text:h>
      <text:p text:style-name="P57"/>
      <text:p text:style-name="P57">На следующий день я застал в библиотеке кроме Твайлайт ещё трёх кобылок.</text:p>
      <text:p text:style-name="P57"><text:span text:style-name="T1">–</text:span> Знакомься, Макс <text:span text:style-name="T1">–</text:span> начала представлять меня Твайлайт, <text:span text:style-name="T1">–</text:span> это Пинки Пай.</text:p>
      <text:p text:style-name="P57"><text:span text:style-name="T1">–</text:span> Очень приятно, Макс.</text:p>
      <text:p text:style-name="P5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7"><text:span text:style-name="T1">–</text:span> ...то Рэрити! <text:span text:style-name="T1">–</text:span> Твайлайт представила светлую единорожку, которая чуть склонила голову в приветствии.</text:p>
      <text:p text:style-name="P57"><text:span text:style-name="T1">–</text:span> Макс, <text:span text:style-name="T1">–</text:span> кивнул я ей в ответ.</text:p>
      <text:p text:style-name="P57"><text:span text:style-name="T1">–</text:span> Рэйнбоу Дэш! <text:span text:style-name="T1">–</text:span> голубая пегаска представилась сама, насмешливо наморщив нос.</text:p>
      <text:p text:style-name="P57"><text:span text:style-name="T1">–</text:span> Макс. <text:span text:style-name="T1">–</text:span> закончил представляться я.</text:p>
      <text:p text:style-name="P57">Твайлайт продолжила прерванную моим появлением беседу.</text:p>
      <text:p text:style-name="P57"><text:span text:style-name="T1">–</text:span> Как я вам уже рассказывала, заклинание Свирла вызвало сюда Макса. И он хочет нам помочь, но не знает, как.</text:p>
      <text:p text:style-name="P57">Голубая пегаска вомущённо фыркнула.</text:p>
      <text:p text:style-name="P57"><text:span text:style-name="T1">–</text:span> А нужно ли нам помогать? Сами как-нибудь справимся!</text:p>
      <text:p text:style-name="P57"><text:span text:style-name="T1">–</text:span> Но Дэш, дорогая, неужели ты думаешь, что Твайлайт и принцесса Селестия не перепробовали всё возможное?</text:p>
      <text:p text:style-name="P57"><text:span text:style-name="T1">–</text:span> Рэрити грациозно улеглась на подушку, пододвинув её к себе магией.</text:p>
      <text:p text:style-name="P5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7">Я ошеломлённо посмотрел на неё.</text:p>
      <text:p text:style-name="P57"><text:soft-page-break/><text:span text:style-name="T1">–</text:span> Откуда ты знаешь?</text:p>
      <text:p text:style-name="P5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7"><text:span text:style-name="T1">– </text:span>47 лет? Такой старый? <text:span text:style-name="T1">–</text:span> тихо произнесла Рэйнбоу Дэш с сомнением поглядывая на меня.</text:p>
      <text:p text:style-name="P57"><text:span text:style-name="T1">–</text:span> Не старый. У нас живут, в среднем, до 90-ти <text:span text:style-name="T1">–</text:span> 100-а лет.</text:p>
      <text:p text:style-name="P5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7"><text:span text:style-name="T1">–</text:span> Программы. Это такие… гм… заклинания. Ты пишешь программу, запускаешь её, а потом она делает что-то для тебя.</text:p>
      <text:p text:style-name="P57"><text:span text:style-name="T1">–</text:span> То есть, ты, типа, волшебник в своём мире?</text:p>
      <text:p text:style-name="P57"><text:span text:style-name="T1">–</text:span> Вряд ли меня так можно называть. Очень далёкие параллели. У нас совсем нет магии.</text:p>
      <text:p text:style-name="P5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7"/>
      <text:p text:style-name="P57"/>
      <text:p text:style-name="P57">...</text:p>
      <text:p text:style-name="P57"/>
      <text:p text:style-name="P5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7"><text:span text:style-name="T1">–</text:span> Ну… В общем, да. Надо ещё пригласить Эпплджек и Флаттершай.</text:p>
      <text:p text:style-name="P5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7"><text:span text:style-name="T1">–</text:span> О, Рэрити, спасибо-спасибо-спасибо! <text:span text:style-name="T1">–</text:span> Твайлайт обняла единорожку.</text:p>
      <text:p text:style-name="P5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7">Рэйнбоу Дэш развернулась к выходу из библиотеки.</text:p>
      <text:p text:style-name="P5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7"><text:span text:style-name="T1">–</text:span> Мне кажется, Макс, ты ей чем-то не нравишься, <text:span text:style-name="T1">–</text:span> заметила Рэрити.</text:p>
      <text:p text:style-name="P57"><text:span text:style-name="T1">–</text:span> А, по-моему, так наоборот, <text:span text:style-name="T1">–</text:span> хмыкнул Спайк, всё это время евший в сторонке какие-то сверкающие кристаллы.</text:p>
      <text:p text:style-name="P57"><text:span text:style-name="T1">–</text:span> Но довольно слов. Что нужно делать, дорогая? <text:span text:style-name="T1">–</text:span> обратилась Рэрити к Твайлайт.</text:p>
      <text:p text:style-name="P57"><text:span text:style-name="T1">–</text:span> До утра <text:span text:style-name="T1">—</text:span> ничего. Потом вам нужно лечь рядом и я вызову заклинание двойного сна.</text:p>
      <text:p text:style-name="P57"><text:span text:style-name="T1">–</text:span> Отлично, тогда я ещё успею привести себя в порядок. На все сто нужно выглядеть даже во сне. Тем более, в чужом.</text:p>
      <text:p text:style-name="P57">Рэрити вышла на улицу. Я поднялся с места.</text:p>
      <text:p text:style-name="P57"><text:span text:style-name="T1">–</text:span> Я тоже, пожалуй, пройдусь.</text:p>
      <text:p text:style-name="P57"><text:span text:style-name="T1">–</text:span> Далеко не уходи, Макс. Понивилль не такой уж и маленький, новичок в нём запросто может <text:soft-page-break/>заблудиться.</text:p>
      <text:p text:style-name="P57"><text:span text:style-name="T1">–</text:span> Не волнуйся, Твайлайт. Пройдусь до железной дороги и обратно.</text:p>
      <text:p text:style-name="P5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7">Дойдя до железной дороги, я пошёл вдоль неё, постепеннно выходя за пределы городка.</text:p>
      <text:p text:style-name="P57">Чувствительный толчок чуть выше пояса заставил меня сделать два шага вперёд, чтобы не упасть.</text:p>
      <text:p text:style-name="P57">Я обернулся.</text:p>
      <text:p text:style-name="P57">Сзади стояла Рэйнбоу Дэш с растрёпанной от толчка чёлкой.</text:p>
      <text:p text:style-name="P5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7"><text:span text:style-name="T1">–</text:span> Рэйнбоу, успокойся. О чём ты?</text:p>
      <text:p text:style-name="P57">Она глядела сквозь чёлку куда-то мимо меня, отворачивая взгляд. Заднее копыто легонько притоптывало.</text:p>
      <text:p text:style-name="P57"><text:span text:style-name="T1">–</text:span> Ты знаешь, о чём. Должен знать, <text:span text:style-name="T1">–</text:span> отрезала она, ничего не объясняя.</text:p>
      <text:p text:style-name="P57"><text:span text:style-name="T1">–</text:span> Я не понимаю. Честно. Что ты чувствуешь?</text:p>
      <text:p text:style-name="P5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7"/>
      <text:p text:style-name="P70"/>
      <text:h text:style-name="P123" text:outline-level="2">Первый сеанс двойного сна. Рэрити</text:h>
      <text:p text:style-name="P57"/>
      <text:p text:style-name="P57"><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7"><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7"/>
      <text:p text:style-name="P57">Когда я вернулся в библиотеку, Твайлайт и Спайк уже соорудили нечто вроде мягкого уголка на втором этаже.</text:p>
      <text:p text:style-name="P57"><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7"><text:span text:style-name="T7">–</text:span> Может, и поместимся. Но, вообще, я во сне верчусь.</text:p>
      <text:p text:style-name="P57"><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7"><text:span text:style-name="T7">–</text:span> Рэ-ри-тиии! - прошептал в восхищении Спайк.</text:p>
      <text:p text:style-name="P57">И было отчего.</text:p>
      <text:p text:style-name="P57">Что-то неуловимо изменилось в той единорожке, которую я видел ещё утром.</text:p>
      <text:p text:style-name="P5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text:soft-page-break/>придавало Рэрити неожиданный шарм.</text:p>
      <text:p text:style-name="P57"><text:span text:style-name="T7">–</text:span> Рэрити, ты выглядишь… Замечательно выглядишь! <text:span text:style-name="T7">–</text:span> растерянно пролепетала Твайлайт.</text:p>
      <text:p text:style-name="P57"><text:span text:style-name="T7">–</text:span> Дааааааа… Замечательно! <text:span text:style-name="T7">–</text:span> наконец-то смог закрыть рот <text:span text:style-name="T1">и втянуть слюни </text:span>Спайк.</text:p>
      <text:p text:style-name="P57"><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7"><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7"/>
      <text:p text:style-name="P57"><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7">Двух небольших понячьих матраса, сложенных вместе, мне вполне хватило, чтобы растянуться в полный рост и раскинуть руки крестом.</text:p>
      <text:p text:style-name="P5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7"><text:span text:style-name="T7">–</text:span> Я не слишком давлю? - прошептала мне на ухо единорожка.</text:p>
      <text:p text:style-name="P57">Её ресницы щекотали мне щёку и это было чертовски приятно. Ответить я не успел.</text:p>
      <text:p text:style-name="P57"><text:span text:style-name="T7">–</text:span> Готовы? <text:span text:style-name="T7">–</text:span> Спросила Твайлайт.</text:p>
      <text:p text:style-name="P57"><text:span text:style-name="T7">–</text:span> Я готова. <text:span text:style-name="T7">–</text:span> <text:span text:style-name="T1">о</text:span>тозвалась Рэрити.</text:p>
      <text:p text:style-name="P57"><text:span text:style-name="T7">–</text:span> Готов. <text:span text:style-name="T7">–</text:span> <text:span text:style-name="T1">с</text:span>казал я.</text:p>
      <text:p text:style-name="P5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7"/>
      <text:h text:style-name="P123" text:outline-level="2">Сон Макса</text:h>
      <text:p text:style-name="P89"/>
      <text:p text:style-name="P57"><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7"><text:span text:style-name="T24">–</text:span><text:span text:style-name="T19"> Готова, </text:span><text:span text:style-name="T24">–</text:span><text:span text:style-name="T19"> процедила она.</text:span><text:span text:style-name="T7">&gt;</text:span></text:p>
      <text:p text:style-name="P58">***</text:p>
      <text:p text:style-name="P57"><text:span text:style-name="T7">–</text:span> Вставай, Макс! <text:span text:style-name="T7">–</text:span> Маленькое копыто надавливало мне на грудь, делая энергичные круговые движения.</text:p>
      <text:p text:style-name="P57"><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7"><text:span text:style-name="T7">–</text:span> Мне не понравился цвет твоей мордочки. Ты стал слишком бледный. Я решила прервать твой сон. Как ты себя ...</text:p>
      <text:p text:style-name="P57"><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7"><text:soft-page-break/><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7"><text:span text:style-name="T7">–</text:span> Я в порядке. Что-то удалось узнать? <text:span text:style-name="T7">–</text:span> обратился я к Рэрити.</text:p>
      <text:p text:style-name="P57"><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7"><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7"><text:span text:style-name="T7">– </text:span>Да, Макс?</text:p>
      <text:p text:style-name="P57"><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7">Твайлайт растерялась.</text:p>
      <text:p text:style-name="P57"><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7"><text:span text:style-name="T7">–</text:span> Я помогу-у-у-у! <text:span text:style-name="T7">–</text:span> <text:span text:style-name="T1">з</text:span>апрыгала на месте Пинки.</text:p>
      <text:p text:style-name="P57"><text:span text:style-name="T7">–</text:span> Я помогу! <text:span text:style-name="T7">–</text:span> <text:span text:style-name="T1">н</text:span>еожиданно вызвалась Рэйнбоу Дэш, до этого безучастно наблюдавшая за нами.</text:p>
      <text:p text:style-name="P57"/>
      <text:p text:style-name="P65"/>
      <text:p text:style-name="P57"/>
      <text:p text:style-name="P57"><text:span text:style-name="T7">–</text:span> Я первая предложила! <text:span text:style-name="T7">–</text:span> возмутилась Пинки.</text:p>
      <text:p text:style-name="P57"><text:span text:style-name="T7">–</text:span> Предложила не ты, а Твайлайт. <text:span text:style-name="T7">–</text:span> <text:span text:style-name="T1">п</text:span>арировала Рэйнбоу Дэш.</text:p>
      <text:p text:style-name="P57"><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7"><text:span text:style-name="T7">–</text:span> Лады. <text:span text:style-name="T7">–</text:span> проворчала пегаска. <text:span text:style-name="T7">–</text:span> Приходи завтра на девять к библиотеке. Нет, лучше на десять.</text:p>
      <text:p text:style-name="P57"><text:span text:style-name="T7">–</text:span> Хорошо, Рэйнбоу Дэш. Договорились.</text:p>
      <text:p text:style-name="P57"><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7">Голубая пегаска фыркнула и скрылась в дневном небе.</text:p>
      <text:p text:style-name="P57"/>
      <text:h text:style-name="P123" text:outline-level="2">День с Пинки</text:h>
      <text:p text:style-name="P57"/>
      <text:p text:style-name="P5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7"><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7"><text:span text:style-name="T7">–</text:span> Ффух! Дай отдышаться.</text:p>
      <text:p text:style-name="P57"><text:span text:style-name="T7">–</text:span> Устал? <text:span text:style-name="T7">–</text:span> <text:span text:style-name="T1">у</text:span>частливо спросила Пинки.</text:p>
      <text:p text:style-name="P57"><text:span text:style-name="T7">–</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57"><text:span text:style-name="T7">–</text:span> Да? Тогда пойдём перекусим.</text:p>
      <text:p text:style-name="P57">Манерный пони-оффициант выслушал наши пожелания и удалился.</text:p>
      <text:p text:style-name="P57"><text:span text:style-name="T7">–</text:span> А какой у тебя был образ жизни?</text:p>
      <text:p text:style-name="P57"><text:span text:style-name="T7">–</text:span> В основном, <text:span text:style-name="T1">э</text:span>сидячий.</text:p>
      <text:p text:style-name="P57"><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7"><text:span text:style-name="T7">–</text:span> А у нас сидячая работа в порядке вещей.</text:p>
      <text:p text:style-name="P57"><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7"/>
      <text:p text:style-name="P57"><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7"/>
      <text:h text:style-name="P123" text:outline-level="2">День с Рэйнбоу Дэш</text:h>
      <text:p text:style-name="P57"/>
      <text:p text:style-name="P57">Я подошёл к библиотеке без десяти десять. Вокруг никого не было и я решил зайти в библиотеку поздороваться с Твайлайт.</text:p>
      <text:p text:style-name="P57"><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7"><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7"><text:span text:style-name="T7">–</text:span> Пошли, Рэйнбоу Дэш. А куда?</text:p>
      <text:p text:style-name="P57"><text:span text:style-name="T7">–</text:span> Слушай, зови меня Дэш. А то и мне придётся звать тебя полным именем, а я этого не выношу.</text:p>
      <text:p text:style-name="P57"><text:span text:style-name="T7">–</text:span> Договорились, Дэш. Так куда мы идём?</text:p>
      <text:p text:style-name="P57"><text:span text:style-name="T7">–</text:span> К <text:span text:style-name="T7">&lt;</text:span><text:span text:style-name="T19">водопаду</text:span><text:span text:style-name="T7">&gt;</text:span>. Там здоровски красивое место.</text:p>
      <text:p text:style-name="P57"><text:span text:style-name="T7">–</text:span> А я думал, ты хочешь показать мне Понивилль.</text:p>
      <text:p text:style-name="P57"><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7">Дэш повела меня из Понивилля вдоль железной дорог<text:span text:style-name="T1">и</text:span>.</text:p>
      <text:p text:style-name="P5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7"><text:span text:style-name="T7">–</text:span> Макс, <text:span text:style-name="T7">–</text:span> нарушила молчание Дэш, <text:span text:style-name="T7">–</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57"><text:span text:style-name="T7">–</text:span> Дежа вю? Ты об этом?</text:p>
      <text:p text:style-name="P57"><text:span text:style-name="T7">– </text:span>Что? Какое ещё дежавю?</text:p>
      <text:p text:style-name="P57"><text:span text:style-name="T7">–</text:span> Ложные воспоминания. Ты помнишь о чём-то, чего на самом деле никогда не было.</text:p>
      <text:p text:style-name="P57"><text:span text:style-name="T7">–</text:span> Хм. Может, и дежавю… Может… А если всё же было? Но ты не помнишь когда и как?</text:p>
      <text:p text:style-name="P57"><text:span text:style-name="T7">–</text:span> Дэш, не говори загадками. Если хочешь услышать внятный ответ, задавай внятный вопрос.</text:p>
      <text:p text:style-name="P57"><text:span text:style-name="T7">–</text:span> Не готова я… задать внятный вопрос. <text:span text:style-name="T7">–</text:span> <text:span text:style-name="T1">п</text:span>робормотала пегаска. <text:span text:style-name="T7">–</text:span> Нам туда.</text:p>
      <text:p text:style-name="P57">Дэш указала на тропку, уводящую от путей в молодой берёзово-кленовый лесок.</text:p>
      <text:p text:style-name="P57"><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7"><text:span text:style-name="T7">–</text:span> Из меня бегун тот ещё. <text:s/>Я проплыть могу больше, чем пробежать.</text:p>
      <text:p text:style-name="P57"><text:span text:style-name="T7">–</text:span> Давай попробуем. Летать-то ты всё равно не сможешь.</text:p>
      <text:p text:style-name="P57">И мы побежали. Точнее, Дэш потрусила бойкой рысью, а я старался не отставать от неё, тяжёло шаркая мокасинами.</text:p>
      <text:p text:style-name="P57">Постепенно дышать становилось всё труднее, а ноги были всё тяжелее.</text:p>
      <text:p text:style-name="P57"><text:span text:style-name="T7">–</text:span> Всё, Дэш. Я больше не могу.</text:p>
      <text:p text:style-name="P57"><text:span text:style-name="T7">–</text:span> Ты шутишь? Мы и полмили не пробежали.</text:p>
      <text:p text:style-name="P57"><text:span text:style-name="T7">–</text:span> Понимаешь, бег <text:span text:style-name="T1">—</text:span> не моя сильная сторона. Никогда не умел долго бегать.</text:p>
      <text:p text:style-name="P57"><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7"><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7"><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7"><text:span text:style-name="T7">–</text:span> Мы можем вернуться. А это место ты покажешь мне в другой раз. Выберемся туда в двухдневный поход.</text:p>
      <text:p text:style-name="P57"><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7"><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7"><text:span text:style-name="T7">–</text:span> Сможешь меня удержать?</text:p>
      <text:p text:style-name="P57"><text:span text:style-name="T7">–</text:span> Ты про руки, что ли? Смогу. А зачем?</text:p>
      <text:p text:style-name="P57"><text:span text:style-name="T7">–</text:span> Тогда держи меня. За задние ноги.</text:p>
      <text:p text:style-name="P57">И Дэш поднялась в воздух, зависнув на высоте примерно двух метров.</text:p>
      <text:p text:style-name="P5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7"><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7"><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7"><text:soft-page-break/><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7">Мы неслись так минут пять и у меня уже начали деревенеть кисти рук.</text:p>
      <text:p text:style-name="P57"><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7"><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7"><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7"><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7">Вода оказалась прохладной, как на пляже в финской Суоменлинне в августе. И такой же прозрачной.</text:p>
      <text:p text:style-name="P5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7">Дэш, отчаяно молотя мокрыми крыльями, тащила меня к берегу. Брызги летели во все стороны. Воротник в её зубах потрескивал, но держался.</text:p>
      <text:p text:style-name="P57"><text:span text:style-name="T7">–</text:span> Ф-р-р-р. Тьфу! Бр-р-р.</text:p>
      <text:p text:style-name="P57">Дэш выплюнула меня на берег и сама упала рядом.</text:p>
      <text:p text:style-name="P57"><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7"><text:span text:style-name="T7">–</text:span> С чего ты взяла? Я умею.</text:p>
      <text:p text:style-name="P57"><text:span text:style-name="T7">–</text:span> Ты ушёл под воду! И не выныривал! <text:span text:style-name="T7">–</text:span> <text:span text:style-name="T1">о</text:span>т возмущения пегаска даже забыла дышать.</text:p>
      <text:p text:style-name="P57"><text:span text:style-name="T7">–</text:span> Я не выныривал, потому что решил поплавать под водой. Я, вообще, это дело люблю.</text:p>
      <text:p text:style-name="P57"><text:span text:style-name="T7">–</text:span> Что??! И ты не предупредил меня?!! Знаешь, как я испугалась?!! Ни одна пони без магии столько под водой не продержится!!</text:p>
      <text:p text:style-name="P57"><text:span text:style-name="T7">–</text:span> Ну, знаешь ли, ты же не предупредила, что меня ждёт купание в озере? Поэтому я не успел предупредить тебя.</text:p>
      <text:p text:style-name="P5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7"><text:span text:style-name="T7">–</text:span> Да. Это я виновата. Я дура. Извини, <text:span text:style-name="T7">–</text:span> тихо пробормотала Дэш. Было видно, с каким трудом даются ей эти слова.</text:p>
      <text:p text:style-name="P57">Мне стало смешно. Я уселся рядом, притянул её шею к себе и взъерошил ей мокрую чёлку.</text:p>
      <text:p text:style-name="P57"><text:span text:style-name="T7">–</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57"><text:span text:style-name="T7">&lt;</text:span><text:span text:style-name="T19">В Кантерлоте Макс присутствует на церемонии прощания с Кимеринном</text:span><text:span text:style-name="T7">&gt;</text:span></text:p>
      <text:p text:style-name="P5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7">Что я и сделал.</text:p>
      <text:p text:style-name="P5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7"><text:span text:style-name="T7">–</text:span> Ух ты! <text:span text:style-name="T7">–</text:span> <text:span text:style-name="T1">о</text:span>т открывшегося вида захватило дух.</text:p>
      <text:p text:style-name="P5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7"><text:span text:style-name="T7">–</text:span> Как тут…</text:p>
      <text:p text:style-name="P57"><text:span text:style-name="T7">–</text:span> Красиво, правда? <text:span text:style-name="T7">–</text:span> Дэш отследила мой взгляд и кивнула.</text:p>
      <text:p text:style-name="P57"><text:span text:style-name="T7">–</text:span> Красиво <text:span text:style-name="T1">—</text:span> это не то <text:span text:style-name="T1">чувство</text:span>. Тут чудесно! Просто слов нет…</text:p>
      <text:p text:style-name="P57"><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7"><text:span text:style-name="T7">–</text:span> А сейчас? Сейчас у тебя есть такое чувство?</text:p>
      <text:p text:style-name="P57"><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7">Я покачал головой.</text:p>
      <text:p text:style-name="P57"><text:span text:style-name="T7">–</text:span> Это исключено, Дэш. Я никак не мог повстречаться с тобой в своём мире.</text:p>
      <text:p text:style-name="P57"><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7">Мне и вправду было холодно. Хотя ясно светило солнце, мокрая одежда и ветер, задувающий под крыло пегаски, не давали согреться.</text:p>
      <text:p text:style-name="P57"><text:span text:style-name="T7">–</text:span> Тебе надо просушить шерсть. Снимай-ка одежду! <text:span text:style-name="T7">–</text:span> <text:span text:style-name="T1">с</text:span>командовала Дэш.</text:p>
      <text:p text:style-name="P57"><text:span text:style-name="T7">–</text:span> У меня нет шерсти. Хотя ты права, одежду нужно просушить.</text:p>
      <text:p text:style-name="P5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7"><text:span text:style-name="T7">–</text:span> Куда это ты спрятался? <text:span text:style-name="T7">–</text:span> <text:span text:style-name="T1">з</text:span>аросли вербы раздвинулись, пропуская пегаску.</text:p>
      <text:p text:style-name="P57"><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7">Дэш удивлённо наблюдала за этой суматохой.</text:p>
      <text:p text:style-name="P57"><text:span text:style-name="T7">–</text:span> Ты чего? <text:span text:style-name="T7">–</text:span> <text:span text:style-name="T1">в</text:span> конце-концов озадаченно спросила она. <text:span text:style-name="T7">–</text:span> Что-то не так?</text:p>
      <text:p text:style-name="P57"><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7"><text:span text:style-name="T7">–</text:span> А с кем не так? Со мной? С тобой? Или вообще? <text:span text:style-name="T7">–</text:span> <text:span text:style-name="T1">д</text:span>опытывалась пегаска.</text:p>
      <text:p text:style-name="P57"><text:soft-page-break/><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7"><text:span text:style-name="T7">–</text:span> Ну и?</text:p>
      <text:p text:style-name="P57"><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7"><text:span text:style-name="T7">–</text:span> А какой смысл в этом правиле? Какую цель оно преследует?</text:p>
      <text:p text:style-name="P57"><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7"><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7"><text:span text:style-name="T7">–</text:span> Вот видишь, ты меня правильно поняла. Описанные тобой табу у нас, кстати, тоже есть.</text:p>
      <text:p text:style-name="P57"><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7">С этими словами она просунула шею мне за спину и дёрнула зубами за узел из рукавов куртки. Узел ослаб.</text:p>
      <text:p text:style-name="P57"><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7">От рывка я сел на песок, выпустив куртку. Дэш закинула её повыше на куст и повернулась ко мне.</text:p>
      <text:p text:style-name="P57"/>
      <text:p text:style-name="P57"><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7">Я не ответил.</text:p>
      <text:p text:style-name="P57">Пегаска подошла поближе и села, прижавшись тёплым боком ко мне.</text:p>
      <text:p text:style-name="P57"><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7">Пегаска участливо попыталась просунуть нос мне под руку, пытаясь оторвать моё лицо от колен.</text:p>
      <text:p text:style-name="P57"><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7">Я в ответ облапил её и уткнулся носом ей в шею, заодно вытерев об неё слёзы смеха.</text:p>
      <text:p text:style-name="P57"><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7">Вдоволь отсмеявшись, Дэш ткнула меня носом в грудь и спросила:</text:p>
      <text:p text:style-name="P57"><text:span text:style-name="T7">–</text:span> И?</text:p>
      <text:p text:style-name="P57"><text:span text:style-name="T7">–</text:span> Что “и”?</text:p>
      <text:p text:style-name="P57"><text:span text:style-name="T7">–</text:span> Ты сказал: “ А под конец сорвать штаны и…” <text:span text:style-name="T7">–</text:span> вот я и хочу знать, что “и”?</text:p>
      <text:p text:style-name="P57">Я смутился.</text:p>
      <text:p text:style-name="P57"><text:soft-page-break/><text:span text:style-name="T7">–</text:span> Да ничего… Не бери в голову.</text:p>
      <text:p text:style-name="P57"><text:span text:style-name="T7">–</text:span> А я хочу брать! Какой ты всё-таки… <text:span text:style-name="T7">–</text:span> Дэш встала, потянувшись сначала передней половиной, потом задней.</text:p>
      <text:p text:style-name="P57"><text:span text:style-name="T7">–</text:span> Какой?</text:p>
      <text:p text:style-name="P57"><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7"><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7">Я глядел на пегаску и не мог поверить, что она мне предлагает…</text:p>
      <text:p text:style-name="P57"><text:span text:style-name="T7">–</text:span> Дэш, ты..?</text:p>
      <text:p text:style-name="P57"><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7">Я просто смотрел на неё и молчал. В голове было пусто.</text:p>
      <text:p text:style-name="P5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7">К чёрту всё!</text:p>
      <text:p text:style-name="P57"><text:span text:style-name="T7">–</text:span> Дэш!</text:p>
      <text:p text:style-name="P57"><text:span text:style-name="T7">–</text:span> Да? <text:span text:style-name="T7">–</text:span> как-то тихо и печально отозвалась пегаска, снова наклонившись ко мне.</text:p>
      <text:p text:style-name="P57">Я привстал на локте, притянул её голову к себе и поцеловал.</text:p>
      <text:p text:style-name="P57">Медленно, как в замедленной съёмке, сгибая ноги, Дэш опустилась на меня, издав протяжный вздох и расслабив крылья.</text:p>
      <text:p text:style-name="P57"><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7"><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7"><text:span text:style-name="T7">–</text:span> Ничего себе!</text:p>
      <text:p text:style-name="P57"><text:span text:style-name="T7">–</text:span> А ты как думал, откуда взялись пони-пегасы и пони-единороги?</text:p>
      <text:p text:style-name="P57"><text:span text:style-name="T7">–</text:span> Я думал, они всегда были.</text:p>
      <text:p text:style-name="P57"><text:span text:style-name="T7">–</text:span> Не всегда. Пегасы произошли от земных пони и грифонов. Пони-единороги <text:span text:style-name="T7">–</text:span> от земных пони и диких единорогов.</text:p>
      <text:p text:style-name="P57"><text:span text:style-name="T7">–</text:span> А что это за дикие единороги?</text:p>
      <text:p text:style-name="P57"><text:span text:style-name="T7">–</text:span> Сейчас они почти не встречаются. У них хвосты как у льва <text:span text:style-name="T1">—</text:span> с кисточкой на конце. И раздвоенные копыта.</text:p>
      <text:p text:style-name="P57"><text:span text:style-name="T7">–</text:span> А аликорны от кого произошли? От пегасов и единорогов?</text:p>
      <text:p text:style-name="P57"><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7"><text:span text:style-name="T7">–</text:span> Что ж, спасибо, что просветила. Однако…</text:p>
      <text:p text:style-name="P57"><text:span text:style-name="T7">–</text:span> Что?</text:p>
      <text:p text:style-name="P57"><text:span text:style-name="T7">–</text:span> Ты лежишь на мне.</text:p>
      <text:p text:style-name="P57"><text:span text:style-name="T7">–</text:span> Ну да, лежу, <text:span text:style-name="T7">–</text:span> Дэш ехидно улыбнулась и заёрзала животом. <text:span text:style-name="T7">–</text:span> А что?</text:p>
      <text:p text:style-name="P57"><text:span text:style-name="T7">–</text:span> А то, что в таком положении я до тебя не достану! У тебя слишком высоко расположена... ммм… <text:soft-page-break/>анатомия.</text:p>
      <text:p text:style-name="P57"><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7"><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7">Пегаска замерла и прикоснулась своим носом к моему.</text:p>
      <text:p text:style-name="P57"><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7">Я начал почёсывать её шею у основания гривы. Её грива щекотала мне грудь и я перебросил её на другую сторону.</text:p>
      <text:p text:style-name="P57"><text:span text:style-name="T7">–</text:span> Не страшно. Но чертовски необычно.</text:p>
      <text:p text:style-name="P5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7"><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7"><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7"><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7"><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7"><text:span text:style-name="T7">–</text:span> Дэш, <text:span text:style-name="T7">–</text:span> рассмеялся я, <text:span text:style-name="T7">–</text:span> отпусти ухо!</text:p>
      <text:p text:style-name="P57"><text:span text:style-name="T7">–</text:span> Отпускаю, <text:span text:style-name="T7">–</text:span> шепнула пегаска мне в ухо. <text:span text:style-name="T7">–</text:span> А ты вытаскивай из меня палец и займись делом.</text:p>
      <text:p text:style-name="P57">С этими словами пегаска встала.</text:p>
      <text:p text:style-name="P58">***</text:p>
      <text:p text:style-name="P57">Последние полчаса мы просто лежали на пляже и нежились под вечерним солнцем, когда Дэш вскочила на ноги.</text:p>
      <text:p text:style-name="P57"><text:span text:style-name="T7">–</text:span> Мы опаздываем! Рэрити назначила на восемь часов вечера у Твайлайт!</text:p>
      <text:p text:style-name="P57"><text:span text:style-name="T7">&lt;</text:span><text:span text:style-name="T19">Р/Д отправляется в сон до Рэрити и там вспоминает Леро/Листа.</text:span><text:span text:style-name="T7">&gt;</text:span></text:p>
      <text:p text:style-name="P57">Пока я одевался, пегаска в нетерпении рыла копытом землю.</text:p>
      <text:p text:style-name="P57"><text:span text:style-name="T7">–</text:span> Оделся? Хватайся! <text:span text:style-name="T7">–</text:span> Дэш подпрыгнула и зависла у меня над головой, давая схватиться за ноги.</text:p>
      <text:p text:style-name="P57">И мы понеслись…</text:p>
      <text:p text:style-name="P57"/>
      <text:p text:style-name="P89"/>
      <text:p text:style-name="P89"><text:soft-page-break/></text:p>
      <text:p text:style-name="P89"/>
      <text:p text:style-name="P89"/>
      <text:p text:style-name="P57"><text:span text:style-name="T7">&lt;</text:span><text:span text:style-name="T19">Подходя к замку Принцесс, Дэш рассказывает Максу обо сне, который она утаила - с Леро.</text:span><text:span text:style-name="T7">&gt;</text:span> </text:p>
      <text:p text:style-name="P57"><text:span text:style-name="T7">&lt;</text:span><text:span text:style-name="T19">Кто следующий готов рассказывать?</text:span></text:p>
      <text:p text:style-name="P64">Пинки дёрнулась на месте, но промолчала.</text:p>
      <text:p text:style-name="P57"><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7"><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4">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7"><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61"/>
      <text:p text:style-name="P57"><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7"><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7"/>
      <text:h text:style-name="P123" text:outline-level="2"/>
      <text:p text:style-name="P58">***</text:p>
      <text:p text:style-name="P57"><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7"><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7"><text:span text:style-name="T7">–</text:span> Что такое “рекурсивный сон”?</text:p>
      <text:p text:style-name="P57"><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7"/>
      <text:h text:style-name="P123" text:outline-level="2">Исчезновение Селестии</text:h>
      <text:p text:style-name="P64">Для помощи в открытии коридора в мир Макса, находят в горах Дискорда и упрашивают его помочь.</text:p>
      <text:p text:style-name="P57"><text:span text:style-name="T7">–</text:span> И в твоём мире нет пони-пегасов и пони-единорогов? Есть только земнопони? <text:span text:style-name="T7">–</text:span> допытывалась РД.</text:p>
      <text:p text:style-name="P57"><text:span text:style-name="T7">–</text:span> По большому счёту, земнопони тоже нет. Наши пони и лошади неразумны. И в них нет ни капли магии…</text:p>
      <text:p text:style-name="P57"><text:soft-page-break/>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7"><text:span text:style-name="T7">–</text:span> Ну хорошо, а кто вами правит? Аликорн? Драконикус? Какой-нибудь человек с рогом во лбу? Или у вас нет правителя?</text:p>
      <text:p text:style-name="P57"><text:span text:style-name="T7">–</text:span> Нет, почему? Правитель есть. Только он не постоянный. Его избирают. Раз в несколько лет.</text:p>
      <text:p text:style-name="P57"><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7">Сосредоточиться мешал шум. Сначала это была тихая дробь на грани слышимости, но постепенно она переросла в звонкое цоканье.</text:p>
      <text:p text:style-name="P57"><text:span text:style-name="T7">–</text:span> Хм. Узнаю походку Твайлайт. Что-то случилось. <text:span text:style-name="T7">–</text:span> заметила <text:span text:style-name="T1">пегаска</text:span>.</text:p>
      <text:p text:style-name="P57">И впрямь, на запыхавшейся единорожке лица не было.</text:p>
      <text:p text:style-name="P57"><text:span text:style-name="T7">–</text:span> Она исчезла!!! <text:span text:style-name="T7">–</text:span> Твайлайт не могла отдышаться.</text:p>
      <text:p text:style-name="P57"><text:span text:style-name="T7">–</text:span> Кто <text:span text:style-name="T1">—</text:span> она??? <text:span text:style-name="T7">–</text:span> <text:span text:style-name="T1">х</text:span>ором воскликнули мы и переглянулись.</text:p>
      <text:p text:style-name="P57"><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7"><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7"><text:span text:style-name="T7">–</text:span> Никаких поездов. Луна прислала за нами воздушную колесницу. Созывай подруг. Собираемся у меня в 18.00.</text:p>
      <text:p text:style-name="P57">Колесница приземлилась прямо на открытую площадку замка. Не мешкая ни секунды, стража проводила пассажиров в покои принцессы Луны.</text:p>
      <text:p text:style-name="P57"><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7"><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7"><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7">Я покачал головой.</text:p>
      <text:p text:style-name="P57"><text:span text:style-name="T7">–</text:span> Не могу ничем помочь. Я знаю не больше твоего.</text:p>
      <text:p text:style-name="P57">Луна как будто ожидала такой ответ.</text:p>
      <text:p text:style-name="P57"><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7"><text:span text:style-name="T7">–</text:span> Приложу все усилия, Ваше Высочество. Но мне понадобится провести некоторое время в библиотеке Кантерлота.</text:p>
      <text:p text:style-name="P57"><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7"/>
      <text:h text:style-name="P123" text:outline-level="2"><text:soft-page-break/>Поиск решения</text:h>
      <text:p text:style-name="P89"/>
      <text:p text:style-name="P57"><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7">В этот момент в воздухе прозвучал хлопок, и у меня перед носом возник небольшой свиток, исписанный каллиграфическим почерком.</text:p>
      <text:p text:style-name="P57">Свиток плавно опустился мне в руки.</text:p>
      <text:p text:style-name="P5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8">***</text:p>
      <text:p text:style-name="P5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7"><text:span text:style-name="T1">–</text:span> У нас нет волшебников, <text:span text:style-name="T1">–</text:span> возразил я.</text:p>
      <text:p text:style-name="P5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7">Спорить со старым змеем было сложно, поэтому я переключил внимание на Твайлайт.</text:p>
      <text:p text:style-name="P5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7"><text:span text:style-name="T1">–</text:span> А как мы узнаем, когда будет нужное время? План ненадёжен. <text:span text:style-name="T1">–</text:span> <text:span text:style-name="T1">з</text:span>асомневалась Луна.</text:p>
      <text:p text:style-name="P5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1">&lt;<text:span text:style-name="T20">Луна приносит в жертву свою кровь, чтобы путешествие к замку прошло без потерь. Жертва не принимается — Дэш погибает</text:span>&gt;</text:p>
      <text:p text:style-name="P57"><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61"/>
      <text:p text:style-name="P57"><text:soft-page-break/><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7"><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7"/>
      <text:h text:style-name="P123" text:outline-level="2">Поход к замку Принцес-2</text:h>
      <text:p text:style-name="P57"/>
      <text:p text:style-name="P5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7"><text:span text:style-name="T1">–</text:span> Это значит, что мы совсем близко от замка. От того остова замок должен быть виден, <text:span text:style-name="T1">–</text:span> прошептала Луна.</text:p>
      <text:p text:style-name="P57">На металлическом боку остова были отчётливо видны четыре вмятины <text:span text:style-name="T7">—</text:span> место торможения Кимеринна.</text:p>
      <text:p text:style-name="P5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7">Я внимательно осмотрел покорёженный остов. </text:p>
      <text:p text:style-name="P57">”...eing” <text:span text:style-name="T7">—</text:span> виднелось под листвой плюща.</text:p>
      <text:p text:style-name="P57">“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7">Кобылки о чём-то спорили, в то время как стражники пытались нащупать брод.</text:p>
      <text:p text:style-name="P5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7"><text:span text:style-name="T1">–</text:span> Кимеринн погиб от тентаклиан, <text:span text:style-name="T1">–</text:span> тихо заметила Луна. <text:span text:style-name="T1">–</text:span> Ждите меня здесь.</text:p>
      <text:p text:style-name="P57"><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7">Тяжело дыша, Луна вернулась.</text:p>
      <text:p text:style-name="P61"/>
      <text:p text:style-name="P57"><text:span text:style-name="T7">&lt;</text:span><text:span text:style-name="T19">высоко летать нельзя из-за молний</text:span><text:span text:style-name="T7">&gt;</text:span></text:p>
      <text:p text:style-name="P61"/>
      <text:p text:style-name="P5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7">Её голос заглушил протяжный стон металла.</text:p>
      <text:p text:style-name="P57">Остов самолёта выпрямился и, чуть приподнявшись над землёй, сразу же опустился.</text:p>
      <text:p text:style-name="P57"><text:span text:style-name="T1">–</text:span> Дискорд!!! - одновременно воскликнули Луна, Дэш, ЭйДжей, Флаттершай и я.</text:p>
      <text:p text:style-name="P57">И действительно, за штурвалом <text:s/>сидел драконикус и что-то шептал себе под нос. Остов снова приподнялся и опять опустился.</text:p>
      <text:p text:style-name="P57"><text:span text:style-name="T1">–</text:span> У меня бы ни в жизни это бы не получилось, не помогай мне он. <text:span text:style-name="T1">–</text:span> заявил Дискорд.</text:p>
      <text:p text:style-name="P57"><text:span text:style-name="T1">–</text:span> Кто <text:span text:style-name="T7">—</text:span> “он”, <text:span text:style-name="T1">–</text:span> спросила Луна.</text:p>
      <text:p text:style-name="P5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7"><text:span text:style-name="T1">–</text:span> Поворачиваем! Поворачиваем! <text:span text:style-name="T1">–</text:span> прохрипел Дискорд.</text:p>
      <text:p text:style-name="P57"><text:span text:style-name="T1">–</text:span> Как? <text:span text:style-name="T1">–</text:span> Твайлайт зажмурилась от напряжения.</text:p>
      <text:p text:style-name="P57"><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7">Кабина медленно накренилась. Деревья поплыли вправо. </text:p>
      <text:p text:style-name="P57"><text:span text:style-name="T1">–</text:span> Выравниваем!!!</text:p>
      <text:p text:style-name="P57">Кабина выровнялась. Сначала деревья, а потом водная гладь медленно проплывали внизу.</text:p>
      <text:p text:style-name="P57"><text:span text:style-name="T1">–</text:span> Вот так и держим. Эта железяка очень нам благодарна.</text:p>
      <text:p text:style-name="P57"><text:span text:style-name="T1">–</text:span> Скорее! Я долго не выдержу! Она слишком тяжёлая. <text:span text:style-name="T1">–</text:span> Твайлайт дрожала от напряжения.</text:p>
      <text:p text:style-name="P5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7"><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7">Поняв тщётность усилий, пегаска вернулась в самолёт. В закрытую ею дверь через секунду громыхнул тентаклиан.</text:p>
      <text:p text:style-name="P57"><text:span text:style-name="T1">–</text:span> Не сдаёмся! Этой мерзкой дряни не победить нас! <text:span text:style-name="T1">–</text:span> хрипел Дискорд.</text:p>
      <text:p text:style-name="P5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7"><text:span text:style-name="T1">–</text:span> Я больше не могу, <text:span text:style-name="T1">–</text:span> простонала Твайлайт и лишилась чувств.</text:p>
      <text:p text:style-name="P57">“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7">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7">Мне показался знакомым открывшийся корридор слева.</text:p>
      <text:p text:style-name="P5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7">Топот копыт основной группы затихал за поворотом основного корридора. РД коротко кивнула и, пропустив меня в проём, потрусила за мной.</text:p>
      <text:p text:style-name="P57">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7"><text:span text:style-name="T1">Дэш</text:span> вытянула шею и навострила уши, прислушивась к затихающему топоту. Потом высоко подпрыгнула и зависла в воздухе.</text:p>
      <text:p text:style-name="P57"><text:span text:style-name="T1">–</text:span> Хватайся за ноги. <text:span text:style-name="T1">–</text:span> <text:span text:style-name="T1">с</text:span>командовала она.</text:p>
      <text:p text:style-name="P5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7">После двух кувырков по камням гудела голова и саднило ушибленное плечо. </text:p>
      <text:p text:style-name="P57"><text:soft-page-break/><text:span text:style-name="T1">–</text:span> Дэш? Ты где? Дэш?</text:p>
      <text:p text:style-name="P57">До меня донеслось тяжёлое дыхание и звуки борьбы из бокового прохода метрах в пяти позади меня.</text:p>
      <text:p text:style-name="P5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7">Наконец она процедила сквозь зубы:</text:p>
      <text:p text:style-name="P57"><text:span text:style-name="T1">–</text:span> Всё. Уходи! <text:span text:style-name="T1">–</text:span> и с силой толкнула меня в грудь копытом, одновременно вырываясь из объятий.</text:p>
      <text:p text:style-name="P57"><text:span text:style-name="T1">–</text:span> Дэш! <text:span text:style-name="T1">–</text:span> <text:span text:style-name="T1">с</text:span> пола я увидел, как в петле тентаклиана с хрустом ломается её крыло.</text:p>
      <text:p text:style-name="P57">Дэш застонала и у неё подкосились передние ноги.</text:p>
      <text:p text:style-name="P57"><text:span text:style-name="T1">–</text:span> Уйди! Не смотри на меня! <text:span text:style-name="T1">–</text:span> зло крикнула она мне.</text:p>
      <text:p text:style-name="P5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7">Очередной рывок сбил меня с ног.</text:p>
      <text:p text:style-name="P57">Я очнулся от спёртого дыхания.</text:p>
      <text:p text:style-name="P57">Дискорд, ругаясь сквозь зубы, волок меня под мышкой по коридору, по которому пять минут назад мы с Дэш догоняли группу.</text:p>
      <text:p text:style-name="P5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7">Я тупо смотрел на проносящиеся подо мной плиты. Мыслей не было никаких. Только воспоминания.</text:p>
      <text:p text:style-name="P5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7">Я закрыл глаза и беззвучно закричал. Как сквозь сон мне слышались голоса.</text:p>
      <text:p text:style-name="P57"><text:span text:style-name="T1">–</text:span> Все приготовились? Луна, ты готова?</text:p>
      <text:p text:style-name="P57"><text:span text:style-name="T1">–</text:span> Да.</text:p>
      <text:p text:style-name="P57"><text:span text:style-name="T1">–</text:span> Твайлайт?</text:p>
      <text:p text:style-name="P57"><text:span text:style-name="T1">–</text:span> Да!</text:p>
      <text:p text:style-name="P5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7"><text:span text:style-name="T1">–</text:span> Дэш? Что с ней?</text:p>
      <text:p text:style-name="P57"><text:span text:style-name="T1">–</text:span> Нет времени объяснять. Тентаклианы просыпаются. Начинаем!</text:p>
      <text:p text:style-name="P57"><text:span text:style-name="T1">–</text:span> Начинаем!</text:p>
      <text:p text:style-name="P57"><text:span text:style-name="T1">–</text:span> Начинаем!</text:p>
      <text:p text:style-name="P5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7">Поток заканчивался окном неправильной формы. Через окно по мере приближения стали видны огни большого города.</text:p>
      <text:p text:style-name="P57">Эпплджек нырнула в проём первая. Флаттершай, прижав к себе ноги и прикрывшись крыльями, влетела вторая.</text:p>
      <text:p text:style-name="P5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7">Там были лишь темнота и радуга, тающая в последних отблесках исчезающего коридора.</text:p>
      <text:p text:style-name="P58">***</text:p>
      <text:p text:style-name="P57">Невесомость, удар, чувство веса.</text:p>
      <text:p text:style-name="P57">Я открыл глаза.</text:p>
      <text:p text:style-name="P5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7">Мне ЭТО всё приснилось? Но таких ярких и длинных снов не бывает. А ЛСД я перестал баловаться два года назад. Да и не похоже это на трип.</text:p>
      <text:p text:style-name="P57">Я поднял руку и обнаружил в ладони брошь в виде радужной молнии.</text:p>
      <text:p text:style-name="P57">Слабый звук заставил меня обернуться.</text:p>
      <text:p text:style-name="P5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7"/>
      <text:p text:style-name="P57"><text:span text:style-name="T7">&lt;</text:span><text:span text:style-name="T19">Поиски Селестии — сюжет:</text:span></text:p>
      <text:p text:style-name="P64">Базовое положение: Селестия физически находится на компе Влада в соседнем с максовым доме, в качестве этической подпрограммы к Нексусу.</text:p>
      <text:p text:style-name="P64"><text:soft-page-break/>Кратко:</text:p>
      <text:p text:style-name="P6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4">Эпизод 1:</text:p>
      <text:p text:style-name="P6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4">…</text:p>
      <text:p text:style-name="P64">Итого:</text:p>
      <text:p text:style-name="P6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4">Эпизод 3.5 (необязательный): День из жизни Дискорда (впечатления от нового мира, интерес путешествия, нежелание возвращаться).</text:p>
      <text:p text:style-name="P64">Эпизод 4: Эй-Джей рассказывает Максу о Флаттершай, о её тревожном состоянии - сильнейшей депрессии. Флатти отказывается есть и разговаривать.</text:p>
      <text:p text:style-name="P57"><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7"/>
      <text:h text:style-name="P123" text:outline-level="2">Терра. Прибытие</text:h>
      <text:p text:style-name="P57"/>
      <text:p text:style-name="P5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7">Я присел в коридоре, закрыв глаза.</text:p>
      <text:p text:style-name="P5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8">***</text:p>
      <text:p text:style-name="P5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7">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7">– Постой, – я оторвался от печальных мыслей, – в чём удача-то, что ты оказался с нами?</text:p>
      <text:p text:style-name="P5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7">Дискорд отпил воды и попытался поставить стакан в воздух. Стакан немедленно упал и разбился.</text:p>
      <text:p text:style-name="P5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7">Стакан медленно собрался воедино и прыгнул обратно в руку Дискорду. – Хорошо, хоть внутренняя сила осталась. – пробурчал он.</text:p>
      <text:p text:style-name="P5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7">– А они? – Дискорд кивнул на девушек, сжавшихся в уголке дивана.</text:p>
      <text:p text:style-name="P57">Я пожал плечами. </text:p>
      <text:p text:style-name="P57">– Поживём — увидим. Я никому навязывать обязанности не собираюсь.</text:p>
      <text:p text:style-name="P57"/>
      <text:h text:style-name="P123" text:outline-level="2">Поиски</text:h>
      <text:p text:style-name="P57"/>
      <text:p text:style-name="P57"><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7">А сейчас разберёмся, что там с Нексусом?</text:p>
      <text:p text:style-name="P57">Административная консоль приветственно мигнула зелёным шрифтом.</text:p>
      <text:p text:style-name="P57"><text:span text:style-name="T7">&gt;</text:span>\Привет, Нексус. Это Макс.</text:p>
      <text:p text:style-name="P57"><text:span text:style-name="T7">&lt;\</text:span>Привет, Макс. Рад тебя видеть.</text:p>
      <text:p text:style-name="P62">Хм. Блок эмоций? Или просто модификация стандартного приветствия?</text:p>
      <text:p text:style-name="P57"><text:span text:style-name="T7">&gt;\</text:span>Нексус, отключи память событий за последнюю неделю.</text:p>
      <text:p text:style-name="P57"><text:span text:style-name="T7">&lt;\</text:span>Выполнено, Макс.</text:p>
      <text:p text:style-name="P57"><text:span text:style-name="T7">&gt;</text:span>\Задача по корпоративной логике. Выдай наиболее оптимальное решение.</text:p>
      <text:p text:style-name="P57"><text:span text:style-name="T7">&lt;\</text:span>Жду с нетерпением, Макс.</text:p>
      <text:p text:style-name="P57"><text:span text:style-name="T7">&gt;\</text:span>Постановка задачи.</text:p>
      <text:p text:style-name="P57"><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7"><text:span text:style-name="T7">&gt;\</text:span>Ограничения.</text:p>
      <text:p text:style-name="P57"><text:span text:style-name="T7">&gt;\</text:span>Ты не можешь подать в суд на компанию Б и ждать результатов, так как за время разбирательства компания А обанкротится.</text:p>
      <text:p text:style-name="P57"><text:span text:style-name="T7">&gt;\</text:span>Задание.</text:p>
      <text:p text:style-name="P57"><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7"><text:span text:style-name="T7">&lt;\</text:span>Задача принята...</text:p>
      <text:p text:style-name="P57"><text:span text:style-name="T7">&lt;\</text:span>...</text:p>
      <text:p text:style-name="P57"><text:span text:style-name="T7">&lt;\</text:span>...</text:p>
      <text:p text:style-name="P57"><text:span text:style-name="T7">&lt;\</text:span>Решение:</text:p>
      <text:p text:style-name="P57"><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7">О-па, уже час дня! Большинство коллег уже разошлись на обед по кафе и пищеблокам. Теперь мне никто не помешает. Надеюсь.</text:p>
      <text:p text:style-name="P57"><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7">– Ну как, что там с Нексусом? <text:span text:style-name="T1">–</text:span> оторвался Алекс от своих бутербродов.</text:p>
      <text:p text:style-name="P5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7"><text:span text:style-name="T1">–</text:span> Да, с утра они устраивали регрессное тестирование бизнес-блока. Стасу что-то там не понравилось в ответах.</text:p>
      <text:p text:style-name="P5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7">Алекс, наконец, разобрался с пакетами, закрыл шкафчик и пошёл к выходу. Я, ч</text:p>
      <text:p text:style-name="P57">уть поотстав, прошёл за ним до холла.</text:p>
      <text:p text:style-name="P5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7">Я присел на диванчик рядом с плащём, сделал вид, что читаю смски, и тихо произнёс в воздух перед собой:</text:p>
      <text:p text:style-name="P5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7">Дискорд хрустнул газетой, подтверждая, что информация услышана. Я спрятал телефон, встал и направился к <text:s/>стойке охраны…</text:p>
      <text:p text:style-name="P57">… Через пару минут мы встретились в коридоре у стенда с достижениями корпорации.</text:p>
      <text:p text:style-name="P57">– Ты точно уверен, что Селестия где-то здесь?</text:p>
      <text:p text:style-name="P5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7">– Если уж на то пошло, никто не обещал, что она будет человеком. Она может оказаться, скажем, какой-нибудь собачкой. Хм... Женского пола.</text:p>
      <text:p text:style-name="P57">– Дискорд!</text:p>
      <text:p text:style-name="P57">– Ась? – Дискорд с отсутствующим выражением лица изучал вехи становления компании, от начала века и до наших дней.</text:p>
      <text:p text:style-name="P5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7">– Пора. Перерыв закончился, все, в основном, уже сидят на своих местах.</text:p>
      <text:p text:style-name="P57">– Что ж, веди меня, мой фюрер! – Дискорд при этом выпрямился, нахмурился и комично кинул зигу.</text:p>
      <text:p text:style-name="P5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7">– Неа, не тут.</text:p>
      <text:p text:style-name="P57">Мы спустились на этаж ниже. Там повторилась та же история. И на следующем так же.</text:p>
      <text:p text:style-name="P57">В конце-концов, на пятом этаже Дискорд с шумом втянул в себя воздух, поднял вверх палец и заявил, повернувшись ко мне:</text:p>
      <text:p text:style-name="P57">– О!</text:p>
      <text:p text:style-name="P57">– Ты что-то чувствуешь?</text:p>
      <text:p text:style-name="P57">– Не что-то, а именно её! Ай! – Дискорд высвободил руку из закрывшихся створок дверей. – Селестию, то бишь! Сейчас мы её в два счёта разыщем!</text:p>
      <text:p text:style-name="P57">–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7">Мы уже заканчивали осмотр этажа, когда Дискорд внезапно остановился перед стеклянными дверями.</text:p>
      <text:p text:style-name="P57">– А что находится за этой дверью? Почему ты не открываешь её?</text:p>
      <text:p text:style-name="P57">– Там серверная. Моя карточка эту дверь не откроет, туда есть доступ только у нашей сисадминши. Но там и искать нечего, видишь — пусто, людей нет.</text:p>
      <text:p text:style-name="P57">Дискорд уставился в тёмный проём, в глубине которого мигали огоньки маршрутизаторов.</text:p>
      <text:p text:style-name="P57">Щека у него дёрнулась. Я проследил за его взглядом и обнаружил в углу серверную стойку, сбоку которой на крючке висела дамская сумочка.</text:p>
      <text:p text:style-name="P57">– Ты что-то чувствуешь?</text:p>
      <text:p text:style-name="P57">– Нет! – Дискорд отвёл взгляд и пошёл дальше.</text:p>
      <text:p text:style-name="P57">Остаток этажа не принёс в поиски ничего нового.</text:p>
      <text:p text:style-name="P58">***</text:p>
      <text:p text:style-name="P57">Наша компания поглощала ужин, приготовленный девушками, когда Дискорд хлопнул себя по лбу и крикнул:</text:p>
      <text:p text:style-name="P57">– Знаю!</text:p>
      <text:p text:style-name="P57">Эпплджек прекратила рассказывать о своих впечатлениях от интернета и все повернулись к Дискорду.</text:p>
      <text:p text:style-name="P57">Он продолжил.</text:p>
      <text:p text:style-name="P57">–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7">– Да ну? – усомнилась Эпплджек. – С каких это пор?</text:p>
      <text:p text:style-name="P5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7">– Ой! – Флаттершай прикрыла рот рукой и с ужасом посмотрела на Эпплджек.</text:p>
      <text:p text:style-name="P5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7">Я понял, что Дискорд уже всё решил. Что ж, возможно, так будет лучше.</text:p>
      <text:p text:style-name="P57">– Ты собираешься уехать?</text:p>
      <text:p text:style-name="P57">–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7">– А как…</text:p>
      <text:p text:style-name="P57">– Не изволь беспокоиться, я и не в таких мирах бывал, – перебил меня Дискорд. –</text:p>
      <text:p text:style-name="P61"/>
      <text:p text:style-name="P57"><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61"/>
      <text:p text:style-name="P57"><text:s/>Пхе! Денег мне не надо — сам раздобуду. Главное — не уходите далеко от коридора. Ко времени перехода я вернусь. Или раньше.</text:p>
      <text:p text:style-name="P57"/>
      <text:h text:style-name="P123" text:outline-level="2">Безнадёжность</text:h>
      <text:p text:style-name="P61">&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7">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8">***</text:p>
      <text:p text:style-name="P5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7"><text:span text:style-name="T7">&lt;</text:span><text:span text:style-name="T19">подать фонарь под другим сосусом</text:span><text:span text:style-name="T7">&gt;</text:span> </text:p>
      <text:p text:style-name="P5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7">– Да, у меня тоже было такое чувство, что он хочет от нас избавиться. Но он же объяснил, почему. Или ты думаешь, что?..</text:p>
      <text:p text:style-name="P5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7">– Надо же! У меня были такие же мысли ещё в самом начале. Ты тоже считаешь, что он хочет вернуть себе статус правителя Эквестрии?</text:p>
      <text:p text:style-name="P57">Что считала Жанна, я услышать не успел. Внезапно её лицо исказила гримаса ужаса, она прижала ладони к лицу и крикнула:</text:p>
      <text:p text:style-name="P57">– Берегись!!!</text:p>
      <text:p text:style-name="P5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7">В голове звенело.</text:p>
      <text:p text:style-name="P5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57">– Он х-хотел тебя ут-топить. – Жанна схватила отломанную руку снеговика и закинула её в полынью.</text:p>
      <text:p text:style-name="P57">Я покачал головой. </text:p>
      <text:p text:style-name="P5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7">Так вот, что я тебе скажу — это всё не так! Это не совпадения! Не бывает таких совпадений. Тебя кто-то или что-то хочет убить.</text:p>
      <text:p text:style-name="P57">– Жанна, но снеговик… Это смешно! Убить снеговиком — это самый нелепый способ убийства, о котором можно себе представить!</text:p>
      <text:p text:style-name="P57">И тут до меня дошло.</text:p>
      <text:p text:style-name="P57">Самый нелепый! Самый глупый и невообразимый! Всё сходится! Точно!</text:p>
      <text:p text:style-name="P5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7">Я осмотрел прибрежные кусты. В тусклом свете фонаря их силуэты казались изготовившимися к броску химерами.</text:p>
      <text:p text:style-name="P57">– Пойдём отсюда, Жанна. Тут опасно находиться.</text:p>
      <text:p text:style-name="P5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7">Когда я бросил последний взгляд на озеро, мне показалось, что из-подо льда нас провожали злые глазки снеговика.</text:p>
      <text:p text:style-name="P57"/>
      <text:h text:style-name="P123" text:outline-level="2">След?</text:h>
      <text:p text:style-name="P89"/>
      <text:p text:style-name="P57"><text:span text:style-name="T7">&lt;</text:span><text:span text:style-name="T19">сначала эпизод - проверка сумки в серверной</text:span><text:span text:style-name="T7">&gt;</text:span></text:p>
      <text:p text:style-name="P57"><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7"><text:soft-page-break/>– Анджела, можно тебя на секундочку?</text:p>
      <text:p text:style-name="P57">– Да? – Она захлопнула книгу <text:span text:style-name="T7">&lt;</text:span><text:span text:style-name="T19">“Последний Единорог” Питера Бигла</text:span><text:span text:style-name="T7">&gt;</text:span> и повернулась ко мне.</text:p>
      <text:p text:style-name="P57">– Я тут проходил мимо серверной и заметил, что там висит сумка. Кто-то забыл, наверное. Надо бы разослать на офис извещение о находке.</text:p>
      <text:p text:style-name="P5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7">–Так это твоя?</text:p>
      <text:p text:style-name="P57">– Если чёрная кожаная, с заклёпками — то моя. Хотя в серверной чужой быть и не должно.</text:p>
      <text:p text:style-name="P57">– Чёрная. С заклёпками. – Я всматривался в Анджелу, но рассмотреть в чёрненькой фигуристой девушке Селестию у меня плохо получалось.</text:p>
      <text:p text:style-name="P57">– Что ты на меня так смотришь? У меня там вымазано? – Анджела попыталась, изогнувшись, заглянуть себе за плечо.</text:p>
      <text:p text:style-name="P57">– Да нет, всё в порядке, не волнуйся. А тебе, часом, никогда не снилось, что у тебя есть копыта, рог и крылья?</text:p>
      <text:p text:style-name="P5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1"/>
      <text:p text:style-name="P57"><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61"/>
      <text:p text:style-name="P5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7">На том и остановились.</text:p>
      <text:p text:style-name="P57"/>
      <text:p text:style-name="P57"><text:span text:style-name="T7">&lt;</text:span><text:span text:style-name="T19">Расширить сцену в кафе. Ожидание, подьём и… падение ожиданий</text:span><text:span text:style-name="T7">&gt;</text:span></text:p>
      <text:p text:style-name="P57"/>
      <text:p text:style-name="P58">***</text:p>
      <text:p text:style-name="P57">На кухне за столиком сидели две девушки и сочиняли письмо.</text:p>
      <text:p text:style-name="P5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7">– Вот теперь другое дело! – Эпплджек выставила листок на свет, любуясь написанным.</text:p>
      <text:p text:style-name="P57">– А ты уверена, что так можно? – робко встряла Флаттершай. – “Дёшевый охламон” не похоже на вежливое приветствие.</text:p>
      <text:p text:style-name="P57"><text:soft-page-break/>– Ещё как похоже! Я с Биг Маком так всегда здороваюсь, когда он, перебрав маленько сидра, заявляется под утро со следами помады на шее.</text:p>
      <text:p text:style-name="P57">– А-а-а. Ну ладно. А разве “мы б тебя век не видели, если б не принцесса”...</text:p>
      <text:p text:style-name="P5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7">Эпплджек выхватила листок и начала править текст.</text:p>
      <text:p text:style-name="P57">– Так… Так… И вот так! Теперь порядок! – Эпплджек вернула листок Флаттершай.</text:p>
      <text:p text:style-name="P5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7">–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7">– Угу. Лес в последнее время совсем чужой стал. Даже Энджел опасался в него выходить. Не говоря уже о Гарри.</text:p>
      <text:p text:style-name="P57">– Что-то мне это напоминает.</text:p>
      <text:p text:style-name="P57">– Что?</text:p>
      <text:p text:style-name="P5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7">– Агась, вырвался бы он, если бы не я. Дай-ка сюда письмо...</text:p>
      <text:p text:style-name="P57"><text:soft-page-break/>– “...хорошо, что рядом была Эпплджек и спасла его...”. – Так годится?</text:p>
      <text:p text:style-name="P57">– Пожалуй, да.</text:p>
      <text:p text:style-name="P5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7">Флаттершай обернулась вслед Эпплджек и тайком дописала: ”Приезжай скорее, дорогой друг, мне так тоскливо без тебя. Твоя Флатти”.</text:p>
      <text:p text:style-name="P57">– Да-да, я мигом! – <text:span text:style-name="T1">д</text:span>евушка схватила листок бумаги и помчалась к ноутбуку.</text:p>
      <text:p text:style-name="P57"/>
      <text:h text:style-name="P123" text:outline-level="2">Озарение</text:h>
      <text:p text:style-name="P57"/>
      <text:p text:style-name="P57"><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7">– </text:span>Ну хорошо. Убедила. В конце-концов, можем поступить так. Вы с Флатти вернётесь обратно а я продолжу поиски здесь.</text:p>
      <text:p text:style-name="P7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5"><text:soft-page-break/><text:span text:style-name="T7">– </text:span>Вы можете связываться со мной раз в месяц по коридору.</text:p>
      <text:p text:style-name="P75"><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7">– </text:span>Конечно оставаться. Кто ещё, кроме нас, может найти её?</text:p>
      <text:p text:style-name="P75"><text:span text:style-name="T7">– </text:span>Я думал, ты не сможешь оставить Энджела и всех остальных надолго.</text:p>
      <text:p text:style-name="P7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7">– </text:span>Извини, Флаттершай, забылся.</text:p>
      <text:p text:style-name="P80"><text:span text:style-name="T7">– </text:span>Та ладно, я ж не против, – возразила Эпплджек. – Не парься, Флатти. Было б хуже, если б он <text:s/>назвал меня Эпплджек на людях.</text:p>
      <text:p text:style-name="P80"><text:span text:style-name="T7">– </text:span>Ты так... – запнулась Флаттершай. – Так быстро забыла свою ферму. И...</text:p>
      <text:p text:style-name="P8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7">– </text:span>Как ты можешь так говорить? – расплакалась Флаттершай.</text:p>
      <text:p text:style-name="P80"><text:span text:style-name="T7">– </text:span>Эй, девушки, не ссорьтесь! Мы — одна команда! И надеюсь, останемся ею и в дальнейшем. </text:p>
      <text:list xml:id="list4117640456494786507" text:style-name="L5">
        <text:list-header>
          <text:p text:style-name="P13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7">– </text:span>А если нет? – Эпплджек смотрела мне мне прямо в глаза.</text:p>
      <text:list xml:id="list43654922" text:continue-numbering="true" text:style-name="L5">
        <text:list-header>
          <text:p text:style-name="P132">Я молча пожал плечами. Эпплджек уверенно продолжила.</text:p>
        </text:list-header>
      </text:list>
      <text:p text:style-name="P80"><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7">– </text:span>Спасибо, ЭйДжей.</text:p>
      <text:p text:style-name="P8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57819" text:continue-numbering="true" text:style-name="L5">
        <text:list-header>
          <text:p text:style-name="P132">Флаттершай пробормотала нечто, показавшееся мне знакомым.</text:p>
        </text:list-header>
      </text:list>
      <text:p text:style-name="P80"><text:span text:style-name="T7">– </text:span>Флатти, ты что-то сказала? Я не расслышал.</text:p>
      <text:p text:style-name="P80"><text:span text:style-name="T7">– </text:span>Намерение Изменяет Реальность.</text:p>
      <text:p text:style-name="P80"><text:span text:style-name="T7">– </text:span>Эээ. А где ты слышала эту фразу, если не секрет?</text:p>
      <text:p text:style-name="P80"><text:soft-page-break/><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54170" text:continue-numbering="true" text:style-name="L5">
        <text:list-header>
          <text:p text:style-name="P132">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7">– </text:span>Флатти, ЭйДжей, буду через час. Ждите!</text:p>
      <text:p text:style-name="P75"/>
      <text:h text:style-name="P124" text:outline-level="2">Почти.</text:h>
      <text:p text:style-name="P90"/>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7">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
      <text:h text:style-name="P124" text:outline-level="2">Дискорд</text:h>
      <text:p text:style-name="P89"/>
      <text:p text:style-name="P90">Девушки поспешно собирались, пока я растолковывал им задачу.</text:p>
      <text:p text:style-name="P9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7">– </text:span>Это тот твой приятель, который разбился с полгода назад? – спросила Эпплджек.</text:p>
      <text:p text:style-name="P90"><text:span text:style-name="T7">– </text:span>Да, это он.</text:p>
      <text:p text:style-name="P90"><text:soft-page-break/><text:span text:style-name="T7">– </text:span>А как мы попадём в его квартиру? Там сейчас кто-то живёт? – Флаттершай прыгала на одной ноге, натягивая кед.</text:p>
      <text:p text:style-name="P9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7">– </text:span>Макс, что случилось? У нас проблемы?</text:p>
      <text:p text:style-name="P9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7">– </text:span>Так что, будем ломать дверь? – Эпплджек критически осмотрелась, подмечая бабулек на лавочке и зевак во внутреннем скверике.</text:p>
      <text:p text:style-name="P91"><text:span text:style-name="T7">– </text:span>Нет нужды. Лучше станьте-ка сзади меня так, чтобы заслонить от этих бабулек и от вооон той камеры наблюдения.</text:p>
      <text:list xml:id="list7130840854921224870" text:style-name="L6">
        <text:list-header>
          <text:p text:style-name="P13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Раздался лёгкий «кряк» и дверь подалась.</text:p>
      <text:p text:style-name="P111"><text:span text:style-name="T7">–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7">– </text:span>С кем это вы тут разговариваете?</text:p>
      <text:list xml:id="list7205891827004540794"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23" text:outline-level="2"><text:soft-page-break/>Селестия</text:h>
      <text:p text:style-name="P111"/>
      <text:p text:style-name="P8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text:soft-page-break/>–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0">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3">(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23"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text:soft-page-break/>–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7">–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
      <text:p text:style-name="P75"><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Я совсем запутался.</text:p>
      <text:p text:style-name="P75"><text:span text:style-name="T1">– </text:span>Какая проблема? Какое решение? Кто ты <text:span text:style-name="T1">вообще</text:span>?</text:p>
      <text:p text:style-name="P7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7">–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7">&lt;</text:span>упомянуть в эпизоде на Терре, что МЛП-сериал закрылся год назад<text:span text:style-name="T7">&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4">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39">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text:soft-page-break/>–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text:soft-page-break/>–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19">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2878619598861374832" text:style-name="L8">
        <text:list-header>
          <text:p text:style-name="P134">(<text:span text:style-name="T26">Луна — как повелительница снов, слышала разговор Макса с Анакорном</text:span>)</text:p>
          <text:p text:style-name="P135"><text:soft-page-break/></text:p>
        </text:list-header>
      </text:list>
      <text:p text:style-name="P101">***</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5">Я опустил руку на шею Дэш и ощутил теплоту и лёгкое покалывание в пустоте.</text:p>
      <text:p text:style-name="P75"><text:span text:style-name="T7">–</text:span> Мне кажется, Дэш, <text:span text:style-name="T1">м</text:span>ы найдём способ связаться. Рано или поздно.</text:p>
      <text:p text:style-name="P75"><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23" text:outline-level="2">Земля</text:h>
      <text:p text:style-name="P78">Музыкальная тема из бегущего по лезвию бритвы — <text:span text:style-name="T7">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text:soft-page-break/>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text:soft-page-break/></text:p>
      <text:p text:style-name="P75"/>
      <text:p text:style-name="P75"/>
      <text:p text:style-name="P59"/>
      <text:p text:style-name="P57"><text:span text:style-name="T1">–</text:span> Запрыгивай <text:span text:style-name="T1">–</text:span> разгневанно фыркнула она и ткнулась в меня боком.</text:p>
      <text:p text:style-name="P5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7"><text:span text:style-name="T7">–</text:span> Держись! <text:span text:style-name="T7">–</text:span> <text:span text:style-name="T1">н</text:span>е успев процедить это сквозь сжатые зубы, Селестия пустилась вскачь.</text:p>
      <text:p text:style-name="P5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7">Выход был уже совсем рядом, когда нас встретила Луна.</text:p>
      <text:p text:style-name="P5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7">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7"/>
      <text:p text:style-name="P57"/>
      <text:p text:style-name="P57"/>
      <text:p text:style-name="P57"/>
      <text:p text:style-name="P5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6T23:46:44.11</dc:date>
    <meta:editing-duration>P78DT9H8M1S</meta:editing-duration>
    <meta:editing-cycles>4065</meta:editing-cycles>
    <meta:generator>OpenOffice/4.1.1$Win32 OpenOffice.org_project/411m6$Build-9775</meta:generator>
    <dc:creator>макс </dc:creator>
    <meta:document-statistic meta:table-count="0" meta:image-count="0" meta:object-count="0" meta:page-count="150" meta:paragraph-count="3066" meta:word-count="72569" meta:character-count="462923"/>
  </office:meta>
</office:document-meta>
</file>